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pitch="variable"/>
    <style:font-face style:name="Cambria" svg:font-family="Cambria"/>
    <style:font-face style:name="Comfortaa" svg:font-family="Comforta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bster" svg:font-family="Lobster"/>
    <style:font-face style:name="Merriweather" svg:font-family="Merriweather"/>
    <style:font-face style:name="Verdana" svg:font-family="Verdana"/>
  </office:font-face-decls>
  <office:automatic-styles>
    <style:style style:name="co1" style:family="table-column">
      <style:table-column-properties fo:break-before="auto" style:column-width="5.096cm"/>
    </style:style>
    <style:style style:name="co2" style:family="table-column">
      <style:table-column-properties fo:break-before="auto" style:column-width="2.233cm"/>
    </style:style>
    <style:style style:name="co3" style:family="table-column">
      <style:table-column-properties fo:break-before="auto" style:column-width="1.984cm"/>
    </style:style>
    <style:style style:name="co4" style:family="table-column">
      <style:table-column-properties fo:break-before="auto" style:column-width="2.155cm"/>
    </style:style>
    <style:style style:name="co5" style:family="table-column">
      <style:table-column-properties fo:break-before="auto" style:column-width="2.842cm"/>
    </style:style>
    <style:style style:name="co6" style:family="table-column">
      <style:table-column-properties fo:break-before="auto" style:column-width="2.475cm"/>
    </style:style>
    <style:style style:name="co7" style:family="table-column">
      <style:table-column-properties fo:break-before="auto" style:column-width="2.258cm"/>
    </style:style>
    <style:style style:name="co8" style:family="table-column">
      <style:table-column-properties fo:break-before="auto" style:column-width="9.629cm"/>
    </style:style>
    <style:style style:name="co9" style:family="table-column">
      <style:table-column-properties fo:break-before="auto" style:column-width="15.852cm"/>
    </style:style>
    <style:style style:name="co10" style:family="table-column">
      <style:table-column-properties fo:break-before="auto" style:column-width="0.661cm"/>
    </style:style>
    <style:style style:name="ro1" style:family="table-row">
      <style:table-row-properties style:row-height="0.921cm" fo:break-before="auto" style:use-optimal-row-height="true"/>
    </style:style>
    <style:style style:name="ro2" style:family="table-row">
      <style:table-row-properties style:row-height="0.736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0.778cm" fo:break-before="auto" style:use-optimal-row-height="true"/>
    </style:style>
    <style:style style:name="ro5" style:family="table-row">
      <style:table-row-properties style:row-height="0.709cm" fo:break-before="auto" style:use-optimal-row-height="true"/>
    </style:style>
    <style:style style:name="ro6" style:family="table-row">
      <style:table-row-properties style:row-height="2.79cm" fo:break-before="auto" style:use-optimal-row-height="true"/>
    </style:style>
    <style:style style:name="ro7" style:family="table-row">
      <style:table-row-properties style:row-height="0.556cm" fo:break-before="auto" style:use-optimal-row-height="true"/>
    </style:style>
    <style:style style:name="ro8" style:family="table-row">
      <style:table-row-properties style:row-height="0.487cm" fo:break-before="auto" style:use-optimal-row-height="true"/>
    </style:style>
    <style:style style:name="ro9" style:family="table-row">
      <style:table-row-properties style:row-height="0.499cm" fo:break-before="auto" style:use-optimal-row-height="true"/>
    </style:style>
    <style:style style:name="ro10" style:family="table-row">
      <style:table-row-properties style:row-height="0.556cm" fo:break-before="auto" style:use-optimal-row-height="false"/>
    </style:style>
    <style:style style:name="ro11" style:family="table-row">
      <style:table-row-properties style:row-height="0.529cm" fo:break-before="auto" style:use-optimal-row-height="true"/>
    </style:style>
    <style:style style:name="ro12" style:family="table-row">
      <style:table-row-properties style:row-height="2.157cm" fo:break-before="auto" style:use-optimal-row-height="true"/>
    </style:style>
    <style:style style:name="ro13" style:family="table-row">
      <style:table-row-properties style:row-height="1.104cm" fo:break-before="auto" style:use-optimal-row-height="true"/>
    </style:style>
    <style:style style:name="ro14" style:family="table-row">
      <style:table-row-properties style:row-height="1.632cm" fo:break-before="auto" style:use-optimal-row-height="true"/>
    </style:style>
    <style:style style:name="ta1" style:family="table" style:master-page-name="PageStyle_5f_4ncü_20_Derece">
      <style:table-properties table:display="true" style:writing-mode="lr-tb"/>
    </style:style>
    <style:style style:name="ta2" style:family="table" style:master-page-name="PageStyle_5f_Ebced_20_Ayrıntıları">
      <style:table-properties table:display="true" style:writing-mode="lr-tb"/>
    </style:style>
    <style:style style:name="ta3" style:family="table" style:master-page-name="PageStyle_5f_Vefk_20_Hakkında_20_Yardım">
      <style:table-properties table:display="true" style:writing-mode="lr-tb"/>
    </style:style>
    <style:style style:name="ce1" style:family="table-cell" style:parent-style-name="Default">
      <style:table-cell-properties fo:background-color="#ead1dc"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8pt" fo:font-style="normal" fo:text-shadow="none" style:text-underline-style="none" fo:font-weight="normal" style:font-size-asian="8pt" style:font-style-asian="normal" style:font-weight-asian="normal" style:font-name-complex="Merriweather" style:font-size-complex="8pt" style:font-style-complex="normal" style:font-weight-complex="normal"/>
    </style:style>
    <style:style style:name="ce2" style:family="table-cell" style:parent-style-name="Default">
      <style:table-cell-properties fo:background-color="#ead1dc"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c27ba0" style:text-outline="false" style:text-line-through-style="none" style:text-line-through-type="none" style:font-name="Merriweather" fo:font-size="10pt" fo:font-style="normal" fo:text-shadow="none" style:text-underline-style="none" fo:font-weight="bold" style:font-size-asian="10pt" style:font-style-asian="normal" style:font-weight-asian="bold" style:font-name-complex="Merriweather" style:font-size-complex="10pt" style:font-style-complex="normal" style:font-weight-complex="bold"/>
    </style:style>
    <style:style style:name="ce6" style:family="table-cell" style:parent-style-name="Default">
      <style:table-cell-properties fo:background-color="#f5f5f5"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363636"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is-true-formula(LEN(TRIM([.A3]))&gt;0)" style:apply-style-name="ConditionalStyle_5f_4" style:base-cell-address="'4ncü Derece'.A3"/>
    </style:style>
    <style:style style:name="ce4" style:family="table-cell" style:parent-style-name="Default">
      <style:table-cell-properties fo:border-bottom="none" fo:background-color="#ead1dc" style:diagonal-bl-tr="none" style:diagonal-tl-br="none" style:text-align-source="fix" style:repeat-content="false" fo:wrap-option="no-wrap" fo:border-left="2.49pt solid #cfe2f3" style:direction="ltr" fo:border-right="2.49pt solid #cfe2f3" style:rotation-angle="0" style:rotation-align="none" style:shrink-to-fit="false" fo:border-top="2.49pt solid #cfe2f3" style:vertical-align="middle" loext:vertical-justify="auto"/>
      <style:paragraph-properties fo:text-align="center" css3t:text-justify="auto" fo:margin-left="0cm" style:writing-mode="page"/>
      <style:text-properties fo:color="#c27ba0" style:text-outline="false" style:text-line-through-style="none" style:text-line-through-type="none" style:font-name="Merriweather" fo:font-size="10pt" fo:font-style="normal" fo:text-shadow="none" style:text-underline-style="none" fo:font-weight="bold" style:font-size-asian="10pt" style:font-style-asian="normal" style:font-weight-asian="bold" style:font-name-complex="Merriweather" style:font-size-complex="10pt" style:font-style-complex="normal" style:font-weight-complex="bold"/>
    </style:style>
    <style:style style:name="ce104" style:family="table-cell" style:parent-style-name="Default">
      <style:table-cell-properties fo:background-color="#ffffff" style:diagonal-bl-tr="none" style:diagonal-tl-br="none" style:text-align-source="value-type" style:repeat-content="false" fo:wrap-option="no-wrap" fo:border="2.49pt solid #cfe2f3" style:direction="ltr" style:rotation-angle="0" style:rotation-align="none" style:shrink-to-fit="false" style:vertical-align="middle" loext:vertical-justify="auto"/>
      <style:paragraph-properties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is-true-formula(LEN(TRIM([.A3]))&gt;0)" style:apply-style-name="ConditionalStyle_5f_4" style:base-cell-address="'4ncü Derece'.A3"/>
    </style:style>
    <style:style style:name="ce8" style:family="table-cell" style:parent-style-name="Default">
      <style:table-cell-properties fo:background-color="#d9ead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none" fo:background-color="#fce5cd" style:diagonal-bl-tr="none" style:diagonal-tl-br="none" style:text-align-source="fix" style:repeat-content="false" fo:wrap-option="wrap" fo:border-left="2.49pt solid #c9daf8" style:direction="ltr" fo:border-right="2.49pt solid #cfe2f3" style:rotation-angle="0" style:rotation-align="none" style:shrink-to-fit="false" fo:border-top="none" style:vertical-align="middle" loext:vertical-justify="auto"/>
      <style:paragraph-properties fo:text-align="start" css3t:text-justify="auto" fo:margin-left="0cm" style:writing-mode="page"/>
      <style:text-properties fo:color="#6d9eeb" style:text-outline="false" style:text-line-through-style="none" style:text-line-through-type="none" style:font-name="Comfortaa" fo:font-size="9pt" fo:font-style="normal" fo:text-shadow="none" style:text-underline-style="none" fo:font-weight="bold" style:font-size-asian="9pt" style:font-style-asian="normal" style:font-weight-asian="bold" style:font-name-complex="Comfortaa" style:font-size-complex="9pt" style:font-style-complex="normal" style:font-weight-complex="bold"/>
    </style:style>
    <style:style style:name="ce10"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rriweather" fo:font-size="11pt" fo:font-style="italic" fo:text-shadow="none" style:text-underline-style="none" fo:font-weight="normal" style:font-size-asian="11pt" style:font-style-asian="italic" style:font-weight-asian="normal" style:font-name-complex="Merriweather" style:font-size-complex="11pt" style:font-style-complex="italic" style:font-weight-complex="normal"/>
    </style:style>
    <style:style style:name="ce12"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center" css3t:text-justify="auto" fo:margin-left="0cm" style:writing-mode="page"/>
      <style:text-properties fo:color="#741b47" style:text-outline="false" style:text-line-through-style="none" style:text-line-through-type="none" style:font-name="Arial" fo:font-size="36pt" fo:font-style="normal" fo:text-shadow="none" style:text-underline-style="none" fo:font-weight="normal" style:font-size-asian="36pt" style:font-style-asian="normal" style:font-weight-asian="normal" style:font-name-complex="Arial" style:font-size-complex="36pt" style:font-style-complex="normal" style:font-weight-complex="normal"/>
    </style:style>
    <style:style style:name="ce13" style:family="table-cell" style:parent-style-name="Default">
      <style:table-cell-properties fo:border-bottom="none" style:diagonal-bl-tr="none" style:diagonal-tl-br="none" fo:border-left="0.74pt solid #f4cccc" fo:border-right="0.74pt solid #f4cccc"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f4cccc" style:diagonal-bl-tr="none" style:diagonal-tl-br="none" fo:border-left="0.74pt solid #f4cccc" fo:border-right="0.74pt solid #f4cccc"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ead1dc"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c27ba0" style:text-outline="false" style:text-line-through-style="none" style:text-line-through-type="none" style:font-name="Merriweather" fo:font-size="8pt" fo:font-style="normal" fo:text-shadow="none" style:text-underline-style="none" fo:font-weight="bold" style:font-size-asian="8pt" style:font-style-asian="normal" style:font-weight-asian="bold" style:font-name-complex="Merriweather" style:font-size-complex="8pt" style:font-style-complex="normal" style:font-weight-complex="bold"/>
    </style:style>
    <style:style style:name="ce81" style:family="table-cell" style:parent-style-name="Default">
      <style:table-cell-properties fo:background-color="#ffffff"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152" style:family="table-cell" style:parent-style-name="Default">
      <style:table-cell-properties fo:border-bottom="2.49pt solid #cfe2f3" fo:background-color="#dbe8f3" style:diagonal-bl-tr="none" style:diagonal-tl-br="none" style:text-align-source="fix" style:repeat-content="false" fo:wrap-option="no-wrap" fo:border-left="none" style:direction="ltr" fo:border-right="2.49pt solid #cfe2f3" style:rotation-angle="0" style:rotation-align="none" style:shrink-to-fit="false" fo:border-top="2.49pt solid #cfe2f3" style:vertical-align="middle" loext:vertical-justify="auto"/>
      <style:paragraph-properties fo:text-align="center" css3t:text-justify="auto" fo:margin-left="0cm" style:writing-mode="page"/>
      <style:text-properties fo:color="#9fc5e8"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153" style:family="table-cell" style:parent-style-name="Default">
      <style:table-cell-properties fo:background-color="#dbe8f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9fc5e8"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24" style:family="table-cell" style:parent-style-name="Default">
      <style:table-cell-properties fo:border-bottom="2.49pt solid #cfe2f3" style:diagonal-bl-tr="none" style:diagonal-tl-br="none" fo:border-left="none" fo:border-right="2.49pt solid #cfe2f3" style:rotation-align="none" fo:border-top="2.49pt solid #cfe2f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f4cccc" style:diagonal-bl-tr="none" style:diagonal-tl-br="none" fo:border-left="none" fo:border-right="none" style:rotation-align="none" fo:border-top="0.74pt solid #f4cccc"/>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style:text-align-source="fix" style:repeat-content="false" fo:wrap-option="wrap"/>
      <style:paragraph-properties fo:text-align="start" fo:margin-left="0cm"/>
      <style:text-properties style:text-outline="false" style:text-line-through-style="none" style:text-line-through-type="none" fo:font-size="14pt" fo:language="en" fo:country="US" fo:font-style="normal" fo:text-shadow="none" style:text-underline-style="none" fo:font-weight="bold" style:text-underline-mode="continuous" style:text-overline-mode="continuous" style:text-line-through-mode="continuous" style:font-size-asian="14pt" style:language-asian="zh" style:country-asian="CN" style:font-style-asian="normal" style:font-weight-asian="bold" style:font-size-complex="14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74pt solid #f4cccc" fo:background-color="#f4cccc" style:diagonal-bl-tr="none" style:diagonal-tl-br="none" style:text-align-source="fix" style:repeat-content="false" fo:wrap-option="no-wrap" fo:border-left="0.74pt solid #f4cccc" style:direction="ltr" fo:border-right="none" style:rotation-angle="0" style:rotation-align="none" style:shrink-to-fit="false" fo:border-top="0.74pt solid #f4cccc"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data-style-name="N0">
      <style:table-cell-properties fo:background-color="#d9ead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12pt" fo:font-style="normal" fo:text-shadow="none" style:text-underline-style="none" fo:font-weight="bold" style:font-size-asian="12pt" style:font-style-asian="normal" style:font-weight-asian="bold" style:font-name-complex="Merriweather" style:font-size-complex="12pt" style:font-style-complex="normal" style:font-weight-complex="bold"/>
    </style:style>
    <style:style style:name="ce31"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middle"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ead1dc"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8pt" fo:font-style="normal" fo:text-shadow="none" style:text-underline-style="none" fo:font-weight="bold" style:font-size-asian="8pt" style:font-style-asian="normal" style:font-weight-asian="bold" style:font-name-complex="Merriweather" style:font-size-complex="8pt" style:font-style-complex="normal" style:font-weight-complex="bold"/>
    </style:style>
    <style:style style:name="ce33" style:family="table-cell" style:parent-style-name="Default">
      <style:table-cell-properties fo:background-color="#cfe2f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map style:condition="cell-content()=0" style:apply-style-name="ConditionalStyle_5f_3" style:base-cell-address="'4ncü Derece'.D3"/>
    </style:style>
    <style:style style:name="ce35" style:family="table-cell" style:parent-style-name="Default">
      <style:table-cell-properties fo:background-color="#d9ead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Lobster" fo:font-size="14pt" fo:font-style="normal" fo:text-shadow="none" style:text-underline-style="none" fo:font-weight="bold" style:font-size-asian="14pt" style:font-style-asian="normal" style:font-weight-asian="bold" style:font-name-complex="Lobster" style:font-size-complex="14pt" style:font-style-complex="normal" style:font-weight-complex="bold"/>
    </style:style>
    <style:style style:name="ce36" style:family="table-cell" style:parent-style-name="Default">
      <style:table-cell-properties fo:border-bottom="0.74pt solid #f4cccc" style:diagonal-bl-tr="none" style:diagonal-tl-br="none" fo:border-left="none" fo:border-right="0.74pt solid #f4cccc" style:rotation-align="none" fo:border-top="0.74pt solid #f4cccc"/>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Cambria"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ackground-color="#ead1dc"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8pt" fo:font-style="normal" fo:text-shadow="none" style:text-underline-style="none" fo:font-weight="bold" style:font-size-asian="8pt" style:font-style-asian="normal" style:font-weight-asian="bold" style:font-name-complex="Merriweather" style:font-size-complex="8pt" style:font-style-complex="normal" style:font-weight-complex="bold"/>
    </style:style>
    <style:style style:name="ce39" style:family="table-cell" style:parent-style-name="Default">
      <style:table-cell-properties fo:background-color="#cfe2f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6pt" fo:font-style="normal" fo:text-shadow="none" style:text-underline-style="none" fo:font-weight="bold" style:font-size-asian="6pt" style:font-style-asian="normal" style:font-weight-asian="bold" style:font-name-complex="Merriweather" style:font-size-complex="6pt" style:font-style-complex="normal" style:font-weight-complex="bold"/>
    </style:style>
    <style:style style:name="ce167" style:family="table-cell" style:parent-style-name="Default" style:data-style-name="N0">
      <style:table-cell-properties fo:background-color="#d9ead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6pt" fo:font-style="normal" fo:text-shadow="none" style:text-underline-style="none" fo:font-weight="bold" style:font-size-asian="6pt" style:font-style-asian="normal" style:font-weight-asian="bold" style:font-name-complex="Merriweather" style:font-size-complex="6pt" style:font-style-complex="normal" style:font-weight-complex="bold"/>
    </style:style>
    <style:style style:name="ce41" style:family="table-cell" style:parent-style-name="Default">
      <style:table-cell-properties fo:border-bottom="none" style:diagonal-bl-tr="none" style:diagonal-tl-br="none" fo:border-left="none" fo:border-right="2.49pt solid #cfe2f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ffffff"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map style:condition="cell-content()=&quot;Ekle&quot;" style:apply-style-name="ConditionalStyle_5f_1" style:base-cell-address="'4ncü Derece'.F3"/>
    </style:style>
    <style:style style:name="ce44" style:family="table-cell" style:parent-style-name="Default">
      <style:table-cell-properties fo:background-color="#ffffff"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map style:condition="cell-content()=&quot;Ekle&quot;" style:apply-style-name="ConditionalStyle_5f_1" style:base-cell-address="'4ncü Derece'.F3"/>
    </style:style>
    <style:style style:name="ce45" style:family="table-cell" style:parent-style-name="Default">
      <style:table-cell-properties fo:background-color="#d9ead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7pt" fo:font-style="normal" fo:text-shadow="none" style:text-underline-style="none" fo:font-weight="bold" style:font-size-asian="7pt" style:font-style-asian="normal" style:font-weight-asian="bold" style:font-name-complex="Merriweather" style:font-size-complex="7pt" style:font-style-complex="normal" style:font-weight-complex="bold"/>
    </style:style>
    <style:style style:name="ce46" style:family="table-cell" style:parent-style-name="Default">
      <style:table-cell-properties fo:background-color="#fce5cd"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e06666" style:text-outline="false" style:text-line-through-style="none" style:text-line-through-type="none" style:font-name="Comfortaa" fo:font-size="7pt" fo:font-style="normal" fo:text-shadow="none" style:text-underline-style="none" fo:font-weight="bold" style:font-size-asian="7pt" style:font-style-asian="normal" style:font-weight-asian="bold" style:font-name-complex="Comfortaa" style:font-size-complex="7pt" style:font-style-complex="normal" style:font-weight-complex="bold"/>
    </style:style>
    <style:style style:name="ce47" style:family="table-cell" style:parent-style-name="Default">
      <style:table-cell-properties fo:border-bottom="none" fo:background-color="#ffffff" style:diagonal-bl-tr="none" style:diagonal-tl-br="none" style:text-align-source="fix" style:repeat-content="false" fo:wrap-option="wrap" fo:border-left="2.49pt solid #d9ead3"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18pt" fo:font-style="normal" fo:text-shadow="none" style:text-underline-style="none" fo:font-weight="bold" style:font-size-asian="18pt" style:font-style-asian="normal" style:font-weight-asian="bold" style:font-name-complex="Merriweather" style:font-size-complex="18pt" style:font-style-complex="normal" style:font-weight-complex="bold"/>
    </style:style>
    <style:style style:name="ce180" style:family="table-cell" style:parent-style-name="Default">
      <style:table-cell-properties fo:border-bottom="2.49pt solid #d9ead3" fo:background-color="#b6d7a8" style:diagonal-bl-tr="none" style:diagonal-tl-br="none" style:text-align-source="fix" style:repeat-content="false" fo:wrap-option="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49" style:family="table-cell" style:parent-style-name="Default">
      <style:table-cell-properties fo:border-bottom="none" fo:background-color="#d9ead3" style:diagonal-bl-tr="none" style:diagonal-tl-br="none" style:text-align-source="fix" style:repeat-content="false" fo:wrap-option="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177" style:family="table-cell" style:parent-style-name="Default" style:data-style-name="N0">
      <style:table-cell-properties fo:border-bottom="2.49pt solid #d9ead3" fo:background-color="#f4cccc" style:diagonal-bl-tr="none" style:diagonal-tl-br="none" style:text-align-source="fix" style:repeat-content="false" fo:wrap-option="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cc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51" style:family="table-cell" style:parent-style-name="Default">
      <style:table-cell-properties fo:border-bottom="2.49pt solid #d9ead3" fo:background-color="#d9ead3" style:diagonal-bl-tr="none" style:diagonal-tl-br="none" style:text-align-source="fix" style:repeat-content="false" fo:wrap-option="no-wrap" fo:border-left="none" style:direction="ltr" fo:border-right="2.49pt solid #d9ead3" style:rotation-angle="0" style:rotation-align="none" style:shrink-to-fit="false" fo:border-top="2.49pt solid #d9ead3" style:vertical-align="top" loext:vertical-justify="auto"/>
      <style:paragraph-properties fo:text-align="center" css3t:text-justify="auto" fo:margin-left="0cm" style:writing-mode="page"/>
      <style:text-properties fo:color="#0b5394"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2" style:family="table-cell" style:parent-style-name="Default">
      <style:table-cell-properties fo:background-color="#ead1dc"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11pt" fo:font-style="normal" fo:text-shadow="none" style:text-underline-style="none" fo:font-weight="normal" style:font-size-asian="11pt" style:font-style-asian="normal" style:font-weight-asian="normal" style:font-name-complex="Merriweather" style:font-size-complex="11pt" style:font-style-complex="normal" style:font-weight-complex="normal"/>
    </style:style>
    <style:style style:name="ce185" style:family="table-cell" style:parent-style-name="Default">
      <style:table-cell-properties fo:border-bottom="2.49pt solid #d9ead3" fo:background-color="#ffffff" style:diagonal-bl-tr="none" style:diagonal-tl-br="none" style:text-align-source="fix" style:repeat-content="false" fo:wrap-option="no-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4" style:family="table-cell" style:parent-style-name="Default">
      <style:table-cell-properties fo:border-bottom="2.49pt solid #d9ead3" fo:background-color="#d9ead3" style:diagonal-bl-tr="none" style:diagonal-tl-br="none" style:text-align-source="fix" style:repeat-content="false" fo:wrap-option="no-wrap" fo:border-left="none" style:direction="ltr" fo:border-right="none" style:rotation-angle="0" style:rotation-align="none" style:shrink-to-fit="false" fo:border-top="2.49pt solid #d9ead3" style:vertical-align="middle" loext:vertical-justify="auto"/>
      <style:paragraph-properties fo:text-align="center" css3t:text-justify="auto" fo:margin-left="0cm" style:writing-mode="page"/>
      <style:text-properties fo:color="#c9daf8"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5" style:family="table-cell" style:parent-style-name="Default">
      <style:table-cell-properties fo:border-bottom="2.49pt solid #d9ead3" fo:background-color="#d9ead3" style:diagonal-bl-tr="none" style:diagonal-tl-br="none" style:text-align-source="fix" style:repeat-content="false" fo:wrap-option="wrap" fo:border-left="none" style:direction="ltr" fo:border-right="none" style:rotation-angle="0" style:rotation-align="none" style:shrink-to-fit="false" fo:border-top="2.49pt solid #d9ead3" style:vertical-align="middle" loext:vertical-justify="auto"/>
      <style:paragraph-properties fo:text-align="end" css3t:text-justify="auto" fo:margin-left="0cm" style:writing-mode="page"/>
      <style:text-properties fo:color="#b6d7a8"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name-complex="Verdana" style:font-size-complex="16pt" style:font-style-complex="normal" style:font-weight-complex="normal"/>
    </style:style>
    <style:style style:name="ce149" style:family="table-cell" style:parent-style-name="Default">
      <style:table-cell-properties fo:border-bottom="2.49pt solid #d9ead3"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2.49pt solid #d9ead3" fo:background-color="#d9ead3" style:diagonal-bl-tr="none" style:diagonal-tl-br="none" style:text-align-source="fix" style:repeat-content="false" fo:wrap-option="wrap" fo:border-left="none" style:direction="ltr" fo:border-right="none" style:rotation-angle="0" style:rotation-align="none" style:shrink-to-fit="false" fo:border-top="2.49pt solid #d9ead3" style:vertical-align="middle" loext:vertical-justify="auto"/>
      <style:paragraph-properties fo:text-align="center" css3t:text-justify="auto" fo:margin-left="0cm" style:writing-mode="page"/>
      <style:text-properties fo:color="#3c78d8"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name-complex="Verdana" style:font-size-complex="16pt" style:font-style-complex="normal" style:font-weight-complex="normal"/>
    </style:style>
    <style:style style:name="ce58" style:family="table-cell" style:parent-style-name="Default">
      <style:table-cell-properties fo:border-bottom="2.49pt solid #c9daf8" fo:background-color="#fff2cc" style:diagonal-bl-tr="none" style:diagonal-tl-br="none" style:text-align-source="fix" style:repeat-content="false" fo:wrap-option="wrap" fo:border-left="2.49pt solid #cfe2f3" style:direction="ltr" fo:border-right="2.49pt solid #c9daf8" style:rotation-angle="0" style:rotation-align="none" style:shrink-to-fit="false" fo:border-top="none" style:vertical-align="middle" loext:vertical-justify="auto"/>
      <style:paragraph-properties fo:text-align="center" css3t:text-justify="auto" fo:margin-left="0cm" style:writing-mode="page"/>
      <style:text-properties fo:color="#6d9eeb" style:text-outline="false" style:text-line-through-style="none" style:text-line-through-type="none" style:font-name="Comfortaa" fo:font-size="9pt" fo:font-style="normal" fo:text-shadow="none" style:text-underline-style="solid" style:text-underline-width="auto" style:text-underline-color="font-color" fo:font-weight="normal" style:font-size-asian="9pt" style:font-style-asian="normal" style:font-weight-asian="normal" style:font-name-complex="Comfortaa" style:font-size-complex="9pt" style:font-style-complex="normal" style:font-weight-complex="normal"/>
    </style:style>
    <style:style style:name="ce59" style:family="table-cell" style:parent-style-name="Default">
      <style:table-cell-properties fo:border-bottom="none" fo:background-color="#c9daf8" style:diagonal-bl-tr="none" style:diagonal-tl-br="none" style:text-align-source="fix" style:repeat-content="false" fo:wrap-option="wrap" fo:border-left="2.49pt solid #cfe2f3" style:direction="ltr" fo:border-right="none" style:rotation-angle="0" style:rotation-align="none" style:shrink-to-fit="false" fo:border-top="2.49pt solid #c9daf8" style:vertical-align="top" loext:vertical-justify="auto"/>
      <style:paragraph-properties fo:text-align="end" css3t:text-justify="auto" fo:margin-left="0cm" style:writing-mode="page"/>
      <style:text-properties fo:color="#6d9eeb"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Cambria"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188" style:family="table-cell" style:parent-style-name="Default">
      <style:table-cell-properties fo:background-color="#d9ead3"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12pt" fo:font-style="normal" fo:text-shadow="none" style:text-underline-style="none" fo:font-weight="bold" style:font-size-asian="12pt" style:font-style-asian="normal" style:font-weight-asian="bold" style:font-name-complex="Merriweather" style:font-size-complex="12pt" style:font-style-complex="normal" style:font-weight-complex="bold"/>
    </style:style>
    <style:style style:name="ce197" style:family="table-cell" style:parent-style-name="Default">
      <style:table-cell-properties fo:background-color="#b6d7a8"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63" style:family="table-cell" style:parent-style-name="Default">
      <style:table-cell-properties fo:border-bottom="none" fo:background-color="#d9ead3" style:diagonal-bl-tr="none" style:diagonal-tl-br="none" style:text-align-source="fix" style:repeat-content="false" fo:wrap-option="wrap" fo:border-left="2.49pt solid #d9ead3"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191" style:family="table-cell" style:parent-style-name="Default" style:data-style-name="N0">
      <style:table-cell-properties fo:background-color="#f4cccc"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cc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00"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530260"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66"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94"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68" style:family="table-cell" style:parent-style-name="Default">
      <style:table-cell-properties fo:border-bottom="2.49pt solid #d9ead3" style:diagonal-bl-tr="none" style:diagonal-tl-br="none" fo:border-left="2.49pt solid #d9ead3"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c78d8"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name-complex="Verdana" style:font-size-complex="16pt" style:font-style-complex="normal" style:font-weight-complex="normal"/>
    </style:style>
    <style:style style:name="ce70" style:family="table-cell" style:parent-style-name="Default">
      <style:table-cell-properties fo:border-bottom="2.49pt solid #c9daf8"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none" style:diagonal-bl-tr="none" style:diagonal-tl-br="none" fo:border-left="none" fo:border-right="none" style:rotation-align="none" fo:border-top="2.49pt solid #c9daf8"/>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75" style:family="table-cell" style:parent-style-name="Default">
      <style:table-cell-properties fo:border-bottom="2.49pt solid #d9ead3" style:diagonal-bl-tr="none" style:diagonal-tl-br="none" fo:border-left="none" fo:border-right="2.49pt solid #d9ead3" style:rotation-align="none" fo:border-top="2.49pt solid #d9ead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ffffff"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Lobster" fo:font-size="18pt" fo:font-style="normal" fo:text-shadow="none" style:text-underline-style="none" fo:font-weight="normal" style:font-size-asian="18pt" style:font-style-asian="normal" style:font-weight-asian="normal" style:font-name-complex="Lobster" style:font-size-complex="18pt" style:font-style-complex="normal" style:font-weight-complex="normal"/>
    </style:style>
    <style:style style:name="ce77" style:family="table-cell" style:parent-style-name="Default">
      <style:table-cell-properties fo:background-color="#ffffff"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8"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79" style:family="table-cell" style:parent-style-name="Default">
      <style:table-cell-properties fo:border-bottom="none" style:diagonal-bl-tr="none" style:diagonal-tl-br="none" fo:border-left="none" fo:border-right="none" style:rotation-align="none" fo:border-top="2.49pt solid #d9ead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top" loext:vertical-justify="auto"/>
      <style:paragraph-properties fo:text-align="center" css3t:text-justify="auto" fo:margin-left="0cm" style:writing-mode="page"/>
      <style:text-properties fo:color="#e69138"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08" style:family="table-cell" style:parent-style-name="Default" style:data-style-name="N0">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Lobster" fo:font-size="18pt" fo:font-style="normal" fo:text-shadow="none" style:text-underline-style="none" fo:font-weight="normal" style:font-size-asian="18pt" style:font-style-asian="normal" style:font-weight-asian="normal" style:font-name-complex="Lobster" style:font-size-complex="18pt" style:font-style-complex="normal" style:font-weight-complex="normal"/>
    </style:style>
    <style:style style:name="ce209" style:family="table-cell" style:parent-style-name="Default" style:data-style-name="N0">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 style:family="table-cell" style:parent-style-name="Default">
      <style:table-cell-properties fo:border-bottom="2.49pt solid #d9ead3" fo:background-color="#d9ead3" style:diagonal-bl-tr="none" style:diagonal-tl-br="none" style:text-align-source="fix" style:repeat-content="false" fo:wrap-option="no-wrap" fo:border-left="2.49pt solid #d9ead3" style:direction="ltr" fo:border-right="2.49pt solid #d9ead3" style:rotation-angle="0" style:rotation-align="none" style:shrink-to-fit="false" fo:border-top="non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4"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ackground-color="#b6d7a8"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8pt" fo:font-style="normal" fo:text-shadow="none" style:text-underline-style="none" fo:font-weight="normal" style:font-size-asian="8pt" style:font-style-asian="normal" style:font-weight-asian="normal" style:font-name-complex="Comfortaa" style:font-size-complex="8pt" style:font-style-complex="normal" style:font-weight-complex="normal"/>
    </style:style>
    <style:style style:name="ce86"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87" style:family="table-cell" style:parent-style-name="Default">
      <style:table-cell-properties fo:background-color="#b6d7a8"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8pt" fo:font-style="normal" fo:text-shadow="none" style:text-underline-style="none" fo:font-weight="normal" style:font-size-asian="8pt" style:font-style-asian="normal" style:font-weight-asian="normal" style:font-name-complex="Comfortaa" style:font-size-complex="8pt" style:font-style-complex="normal" style:font-weight-complex="normal"/>
    </style:style>
    <style:style style:name="ce88"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bottom" loext:vertical-justify="auto"/>
      <style:paragraph-properties fo:text-align="center" css3t:text-justify="auto" fo:margin-left="0cm" style:writing-mode="page"/>
      <style:text-properties fo:color="#e06666"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9"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e69138"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0" style:family="table-cell" style:parent-style-name="Default">
      <style:table-cell-properties fo:border-bottom="none" style:diagonal-bl-tr="none" style:diagonal-tl-br="none" fo:border-left="2.49pt solid #d9ead3" fo:border-right="2.49pt solid #d9ead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2.49pt solid #d9ead3" style:diagonal-bl-tr="none" style:diagonal-tl-br="none" fo:border-left="2.49pt solid #d9ead3" fo:border-right="2.49pt solid #d9ead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ackground-color="#d9ead3" style:diagonal-bl-tr="none" style:diagonal-tl-br="none" style:text-align-source="value-type" style:repeat-content="false" fo:wrap-option="no-wrap" fo:border="2.49pt solid #d9ead3" style:direction="ltr" style:rotation-angle="0" style:rotation-align="none" style:shrink-to-fit="false" style:vertical-align="middle" loext:vertical-justify="auto"/>
      <style:paragraph-properties css3t:text-justify="auto" fo:margin-left="0cm" style:writing-mode="page"/>
      <style:text-properties fo:color="#cc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3"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9pt" fo:font-style="normal" fo:text-shadow="none" style:text-underline-style="none" fo:font-weight="bold" style:font-size-asian="9pt" style:font-style-asian="normal" style:font-weight-asian="bold" style:font-name-complex="Merriweather" style:font-size-complex="9pt" style:font-style-complex="normal" style:font-weight-complex="bold"/>
    </style:style>
    <style:style style:name="ce221" style:family="table-cell" style:parent-style-name="Default" style:data-style-name="N0">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6pt" fo:font-style="normal" fo:text-shadow="none" style:text-underline-style="none" fo:font-weight="bold" style:font-size-asian="6pt" style:font-style-asian="normal" style:font-weight-asian="bold" style:font-name-complex="Merriweather" style:font-size-complex="6pt" style:font-style-complex="normal" style:font-weight-complex="bold"/>
    </style:style>
    <style:style style:name="ce95"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c9daf8"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6" style:family="table-cell" style:parent-style-name="Default">
      <style:table-cell-properties fo:border-bottom="none" style:diagonal-bl-tr="none" style:diagonal-tl-br="none" fo:border-left="none" fo:border-right="2.49pt solid #d9ead3" style:rotation-align="none" fo:border-top="2.49pt solid #d9ead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order-bottom="2.49pt solid #d9ead3" style:diagonal-bl-tr="none" style:diagonal-tl-br="none" fo:border-left="none" fo:border-right="2.49pt solid #d9ead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bottom="2.49pt solid #c9daf8" style:diagonal-bl-tr="none" style:diagonal-tl-br="none" fo:border-left="none" fo:border-right="2.49pt solid #c9daf8"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bottom="none" fo:background-color="#c9daf8" style:diagonal-bl-tr="none" style:diagonal-tl-br="none" style:text-align-source="fix" style:repeat-content="false" fo:wrap-option="wrap" fo:border-left="none" style:direction="ltr" fo:border-right="2.49pt solid #c9daf8" style:rotation-angle="0" style:rotation-align="none" style:shrink-to-fit="false" fo:border-top="2.49pt solid #c9daf8" style:vertical-align="top" loext:vertical-justify="auto"/>
      <style:paragraph-properties fo:text-align="start" css3t:text-justify="auto" fo:margin-left="0cm" style:writing-mode="page"/>
      <style:text-properties fo:color="#1155cc" style:text-outline="false" style:text-line-through-style="none" style:text-line-through-type="none" style:font-name="Comfortaa" fo:font-size="9pt" fo:font-style="normal" fo:text-shadow="none" style:text-underline-style="solid" style:text-underline-width="auto" style:text-underline-color="font-color" fo:font-weight="bold" style:font-size-asian="9pt" style:font-style-asian="normal" style:font-weight-asian="bold" style:font-name-complex="Comfortaa" style:font-size-complex="9pt" style:font-style-complex="normal" style:font-weight-complex="bold"/>
    </style:style>
    <style:style style:name="ce10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1" style:family="table-cell" style:parent-style-name="Default">
      <style:table-cell-properties style:rotation-align="none"/>
      <style:text-properties fo:color="#7e379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0"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2"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42" style:family="table-cell" style:parent-style-name="Default">
      <style:table-cell-properties fo:background-color="#d9ead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3" style:family="table-cell" style:parent-style-name="Default" style:data-style-name="N0">
      <style:table-cell-properties fo:background-color="#d9ead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4"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bottom"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6"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Default">
      <style:table-cell-properties fo:background-color="#d9ead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000000" style:vertical-align="bottom" loext:vertical-justify="auto"/>
      <style:paragraph-properties fo:text-align="center"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19"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center"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20"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21"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end"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22" style:family="table-cell" style:parent-style-name="Default">
      <style:table-cell-properties fo:border-bottom="2.49pt solid #000000"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2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25" style:family="table-cell" style:parent-style-name="Default">
      <style:table-cell-properties fo:border-bottom="2.49pt solid #ffffff" style:diagonal-bl-tr="none" style:diagonal-tl-br="none" fo:border-left="2.49pt solid #ffffff" fo:border-right="2.49pt solid #000000" style:rotation-align="none" fo:border-top="2.49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order-bottom="2.49pt solid #ffffff" style:diagonal-bl-tr="none" style:diagonal-tl-br="none" fo:border-left="2.49pt solid #ffffff" fo:border-right="2.49pt solid #000000" style:rotation-align="none" fo:border-top="2.49pt solid #ffffff"/>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order-bottom="2.49pt solid #000000" style:diagonal-bl-tr="none" style:diagonal-tl-br="none" fo:border-left="2.49pt solid #ffffff" fo:border-right="2.49pt solid #000000" style:rotation-align="none" fo:border-top="2.49pt solid #ffffff"/>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6.864cm" fo:min-width="2.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08cm" fo:min-width="2.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371cm" fo:min-width="2.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ديان&quot;;&quot;الله&quot;;&quot;وكيل&quot;;&quot;محيط&quot;;&quot;حكم&quot;;&quot;محيي&quot;;&quot;حاكم&quot;;&quot;أحكم&quot;;&quot;حاسب&quot;;&quot;باسط&quot;;&quot;جليل&quot;;&quot;سيد&quot;;&quot;سبوح&quot;;&quot;مولى&quot;;&quot;حكيم&quot;;&quot;أعز&quot;;&quot;حسيب&quot;;&quot;كائن&quot;;&quot;مُبلي&quot;;&quot;جميل&quot;;&quot;بديع&quot;;&quot;حليم&quot;;&quot;ملك&quot;;&quot;مالك&quot;;&quot;كامل&quot;;&quot;عزيز&quot;;&quot;وافي&quot;;&quot;حفي&quot;;&quot;مليك&quot;;&quot;صاحب&quot;;&quot;مبين&quot;;&quot;أعلى&quot;;&quot;عدل&quot;;&quot;حق&quot;;&quot;أقوى&quot;;&quot;حنان&quot;;&quot;علي&quo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sort-ascending" table:base-cell-address="'4ncü Derece'.A3">
          <table:help-message table:display="true">
            <text:p>Listedeki metni seçebilir ya da kendiniz girebilirsiniz</text:p>
          </table:help-message>
        </table:content-validation>
        <table:content-validation table:name="val2" table:condition="of:cell-content-is-in-list(&quot;ديان&quot;;&quot;الله&quot;;&quot;وكيل&quot;;&quot;محيط&quot;;&quot;حكم&quot;;&quot;محيي&quot;;&quot;حاكم&quot;;&quot;أحكم&quot;;&quot;حاسب&quot;;&quot;باسط&quot;;&quot;جليل&quot;;&quot;سيد&quot;;&quot;سبوح&quot;;&quot;مولى&quot;;&quot;حكيم&quot;;&quot;أعز&quot;;&quot;حسيب&quot;;&quot;كائن&quot;;&quot;مُبلي&quot;;&quot;جميل&quot;;&quot;بديع&quot;;&quot;حليم&quot;;&quot;ملك&quot;;&quot;مالك&quot;;&quot;كامل&quot;;&quot;عزيز&quot;;&quot;وافي&quot;;&quot;حفي&quot;;&quot;مليك&quot;;&quot;صاحب&quot;;&quot;مبين&quot;;&quot;أعلى&quot;;&quot;عدل&quot;;&quot;حق&quot;;&quot;أقوى&quot;;&quot;حنان&quot;;&quot;علي&quo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sort-ascending" table:base-cell-address="'4ncü Derece'.A5">
          <table:help-message table:display="true">
            <text:p>Listedeki metni seçebilir ya da kendiniz girebilirsiniz</text:p>
          </table:help-message>
        </table:content-validation>
        <table:content-validation table:name="val3" table:condition="of:cell-content-is-in-list(&quot;0&quot;;&quot;1&quot;;&quot;2&quot;;&quot;3&quot;;&quot;4&quot;;&quot;5&quot;;&quot;6&quot;;&quot;7&quot;;&quot;8&quot;;&quot;9&quot;;&quot;10&quot;;&quot;11&quot;;&quot;12&quot;;&quot;13&quot;;&quot;14&quot;;&quot;15&quot;)" table:allow-empty-cell="true" table:display-list="unsorted" table:base-cell-address="'4ncü Derece'.B3"/>
        <table:content-validation table:name="val4" table:condition="of:cell-content-is-in-list(&quot;1&quot;;&quot;2&quot;)" table:allow-empty-cell="true" table:display-list="unsorted" table:base-cell-address="'4ncü Derece'.C3"/>
        <table:content-validation table:name="val5" table:condition="of:cell-content-is-in-list(&quot;Ekle&quot;;&quot;Çıkar&quot;)" table:allow-empty-cell="true" table:display-list="unsorted" table:base-cell-address="'4ncü Derece'.F3">
          <table:help-message table:display="true">
            <text:p>Belirteçle test edilen unsuru Toplam'a ekleyebilir, çıkartabilirsiniz.</text:p>
          </table:help-message>
          <table:error-message table:message-type="stop" table:display="true"/>
        </table:content-validation>
        <table:content-validation table:name="val6" table:condition="of:cell-content-is-in-list(&quot;Ekle&quot;;&quot;Çıkar&quot;)" table:allow-empty-cell="true" table:display-list="unsorted" table:base-cell-address="'4ncü Derece'.F5">
          <table:error-message table:message-type="stop" table:display="true"/>
        </table:content-validation>
        <table:content-validation table:name="val7" table:condition="of:cell-content-is-in-list(&quot;A&quot;;&quot;B&quot;;&quot;C&quot;;&quot;D&quot;)" table:allow-empty-cell="true" table:display-list="unsorted" table:base-cell-address="'4ncü Derece'.G1">
          <table:error-message table:message-type="stop" table:display="true"/>
        </table:content-validation>
        <table:content-validation table:name="val8" table:condition="of:cell-content-is-in-list(&quot;İbranice&quot;;&quot;Arapça&quot;;&quot;Türkçe&quot;)" table:allow-empty-cell="true" table:display-list="unsorted" table:base-cell-address="'4ncü Derece'.G13">
          <table:error-message table:message-type="stop" table:display="true"/>
        </table:content-validation>
        <table:content-validation table:name="val9" table:condition="of:cell-content-is-in-list(&quot;0&quot;;&quot;1&quot;;&quot;2&quot;;&quot;3&quot;;&quot;4&quot;;&quot;5&quot;;&quot;6&quot;;&quot;7&quot;;&quot;8&quot;;&quot;9&quot;;&quot;10&quot;;&quot;11&quot;;&quot;12&quot;;&quot;35&quot;;&quot;72&quot;;&quot;146&quot;)" table:allow-empty-cell="true" table:display-list="unsorted" table:base-cell-address="'4ncü Derece'.I12"/>
        <table:content-validation table:name="val10" table:condition="of:cell-content-is-in-list(&quot;ULVI-Y&quot;;&quot;SUFLI&quot;;&quot;ŞER&quot;;&quot;ءيل&quot;;&quot;ULVI&quot;)" table:allow-empty-cell="true" table:display-list="unsorted" table:base-cell-address="'4ncü Derece'.I13"/>
      </table:content-validations>
      <table:table table:name="4ncü Derec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number-columns-repeated="5" table:default-cell-style-name="Default"/>
        <table:table-column table:style-name="co6" table:number-columns-repeated="1013" table:default-cell-style-name="Default"/>
        <table:table-row table:style-name="ro1">
          <table:table-cell table:style-name="ce1" office:value-type="string" calcext:value-type="string" table:number-columns-spanned="6" table:number-rows-spanned="1">
            <text:p>Bilgisayarınıza LibreOffice Hesap Tablosu kurarsanız muhtemelen makrolar daha hızlı çalışır.</text:p>
          </table:table-cell>
          <table:covered-table-cell table:number-columns-repeated="5"/>
          <table:table-cell table:style-name="ce47" table:content-validation-name="val7" office:value-type="string" calcext:value-type="string">
            <text:p>B</text:p>
          </table:table-cell>
          <table:table-cell table:style-name="ce188" office:value-type="string" calcext:value-type="string" table:number-columns-spanned="3" table:number-rows-spanned="1">
            <text:p>4'lü Vefk (Döndürebilirsin)</text:p>
          </table:table-cell>
          <table:covered-table-cell table:number-columns-repeated="2"/>
          <table:table-cell table:style-name="ce85" table:formula="of:=[.J2]+[.I3]+[.H4]+[.G5]" office:value-type="float" office:value="72" calcext:value-type="float">
            <text:p>72</text:p>
          </table:table-cell>
          <table:table-cell table:style-name="ce100" table:number-columns-repeated="17"/>
          <table:table-cell table:number-columns-repeated="996"/>
        </table:table-row>
        <table:table-row table:style-name="ro2">
          <table:table-cell table:style-name="ce2" office:value-type="string" calcext:value-type="string">
            <text:p>🠳 Arapça İsim 🠳</text:p>
          </table:table-cell>
          <table:table-cell table:style-name="ce20" office:value-type="string" calcext:value-type="string">
            <text:p>Tablo Kodu</text:p>
          </table:table-cell>
          <table:table-cell table:style-name="ce20" office:value-type="string" calcext:value-type="string">
            <text:p>Şedde Ayarı</text:p>
          </table:table-cell>
          <table:table-cell table:style-name="ce32" table:formula="of:=IF([.B3]=5;&quot;Harf Adedi&quot;;&quot;Ebced Değeri&quot;)" office:value-type="string" office:string-value="Ebced Değeri" calcext:value-type="string">
            <text:p>Ebced Değeri</text:p>
          </table:table-cell>
          <table:table-cell table:style-name="ce38" office:value-type="string" calcext:value-type="string">
            <text:p>99'lu Tesbihle</text:p>
          </table:table-cell>
          <table:table-cell table:style-name="ce38" office:value-type="string" calcext:value-type="string">
            <text:p>Toplama Ekle</text:p>
          </table:table-cell>
          <table:table-cell table:style-name="ce180" table:formula="of:=IF([.G1]=&quot;A&quot;;ROUNDDOWN(([.D18]-30)/4)+3;IF([.G1]=&quot;B&quot;;ROUNDDOWN(([.D18]-30)/4)+IF((([.D18]-30)/4)-ROUNDDOWN(([.D18]-30)/4)&gt;=3/4;1;0);IF([.G1]=&quot;C&quot;;ROUNDDOWN(([.D18]-30)/4)+12+IF((([.D18]-30)/4)-ROUNDDOWN(([.D18]-30)/4)&gt;=2/4;1;0);IF([.G1]=&quot;D&quot;;ROUNDDOWN(([.D18]-30)/4)+15+IF((([.D18]-30)/4)-ROUNDDOWN(([.D18]-30)/4)&gt;=1/4;1;0);))))" office:value-type="float" office:value="10" calcext:value-type="float">
            <text:p>10</text:p>
          </table:table-cell>
          <table:table-cell table:style-name="ce197" table:formula="of:=IF([.G1]=&quot;A&quot;;ROUNDDOWN(([.D18]-30)/4)+13+IF((([.D18]-30)/4)-ROUNDDOWN(([.D18]-30)/4)&gt;=1/4;1;0);IF([.G1]=&quot;B&quot;;ROUNDDOWN(([.D18]-30)/4)+11+IF((([.D18]-30)/4)-ROUNDDOWN(([.D18]-30)/4)&gt;=1/4;1;0);IF([.G1]=&quot;C&quot;;ROUNDDOWN(([.D18]-30)/4)+2+IF((([.D18]-30)/4)-ROUNDDOWN(([.D18]-30)/4)&gt;=3/4;1;0);IF([.G1]=&quot;D&quot;;ROUNDDOWN(([.D18]-30)/4)+4+IF((([.D18]-30)/4)-ROUNDDOWN(([.D18]-30)/4)&gt;=3/4;1;0);))))" office:value-type="float" office:value="22" calcext:value-type="float">
            <text:p>22</text:p>
          </table:table-cell>
          <table:table-cell table:style-name="ce197" table:formula="of:=IF([.G1]=&quot;A&quot;;ROUNDDOWN(([.D18]-30)/4)+14+IF((([.D18]-30)/4)-ROUNDDOWN(([.D18]-30)/4)&gt;=2/4;1;0);IF([.G1]=&quot;B&quot;;ROUNDDOWN(([.D18]-30)/4)+7;IF([.G1]=&quot;C&quot;;ROUNDDOWN(([.D18]-30)/4)+1;IF([.G1]=&quot;D&quot;;ROUNDDOWN(([.D18]-30)/4)+8+IF((([.D18]-30)/4)-ROUNDDOWN(([.D18]-30)/4)&gt;=2/4;1;0);))))" office:value-type="float" office:value="17" calcext:value-type="float">
            <text:p>17</text:p>
          </table:table-cell>
          <table:table-cell table:style-name="ce197" table:formula="of:=IF([.G1]=&quot;A&quot;;ROUNDDOWN(([.D18]-30)/4)+IF((([.D18]-30)/4)-ROUNDDOWN(([.D18]-30)/4)&gt;=3/4;1;0);IF([.G1]=&quot;B&quot;;ROUNDDOWN(([.D18]-30)/4)+12+IF((([.D18]-30)/4)-ROUNDDOWN(([.D18]-30)/4)&gt;=2/4;1;0);IF([.G1]=&quot;C&quot;;ROUNDDOWN(([.D18]-30)/4)+15+IF((([.D18]-30)/4)-ROUNDDOWN(([.D18]-30)/4)&gt;=1/4;1;0);IF([.G1]=&quot;D&quot;;ROUNDDOWN(([.D18]-30)/4)+3;))))" office:value-type="float" office:value="23" calcext:value-type="float">
            <text:p>23</text:p>
          </table:table-cell>
          <table:table-cell table:style-name="ce86" table:formula="of:=SUM([.G2:.J2])" office:value-type="float" office:value="72" calcext:value-type="float">
            <text:p>72</text:p>
          </table:table-cell>
          <table:table-cell table:style-name="ce100"/>
          <table:table-cell table:style-name="ce101" table:number-columns-repeated="3"/>
          <table:table-cell table:style-name="ce100" table:number-columns-repeated="13"/>
          <table:table-cell table:number-columns-repeated="996"/>
        </table:table-row>
        <table:table-row table:style-name="ro2">
          <table:table-cell table:style-name="ce6" table:content-validation-name="val1" office:value-type="string" calcext:value-type="string">
            <text:p>باسط</text:p>
          </table:table-cell>
          <table:table-cell table:style-name="ce81" table:content-validation-name="val3" office:value-type="float" office:value="1" calcext:value-type="float">
            <text:p>1</text:p>
          </table:table-cell>
          <table:table-cell table:style-name="ce81" table:content-validation-name="val4" office:value-type="float" office:value="1" calcext:value-type="float">
            <text:p>1</text:p>
          </table:table-cell>
          <table:table-cell table:style-name="ce33" table:formula="of:=NUMBERVALUE(IF([.F3]=&quot;Ekle&quot;;IF([.A3]=&quot;&quot;;0;IF([.C3]=1;ABJAD(SAF([.A3];&quot;&quot;);[.B3];[.C3]);ABJAD([.A3];[.B3];[.C3])));0))" office:value-type="float" office:value="72" calcext:value-type="float">
            <text:p>72</text:p>
          </table:table-cell>
          <table:table-cell table:style-name="ce39" table:formula="of:=IF([.D3]=0;&quot;&quot;;TESBIH([.D3];25;99;33))" office:value-type="string" office:string-value="[2X33][6 kalan]" calcext:value-type="string">
            <text:p>[2X33][6 kalan]</text:p>
          </table:table-cell>
          <table:table-cell table:style-name="ce43" table:content-validation-name="val5" office:value-type="string" calcext:value-type="string">
            <text:p>Ekle</text:p>
          </table:table-cell>
          <table:table-cell table:style-name="ce180" table:formula="of:=IF([.G1]=&quot;A&quot;;ROUNDDOWN(([.D18]-30)/4)+8+IF((([.D18]-30)/4)-ROUNDDOWN(([.D18]-30)/4)&gt;=2/4;1;0);IF([.G1]=&quot;B&quot;;ROUNDDOWN(([.D18]-30)/4)+14+IF((([.D18]-30)/4)-ROUNDDOWN(([.D18]-30)/4)&gt;=2/4;1;0);IF([.G1]=&quot;C&quot;;ROUNDDOWN(([.D18]-30)/4)+7;IF([.G1]=&quot;D&quot;;ROUNDDOWN(([.D18]-30)/4)+1;))))" office:value-type="float" office:value="25" calcext:value-type="float">
            <text:p>25</text:p>
          </table:table-cell>
          <table:table-cell table:style-name="ce197" table:formula="of:=IF([.G1]=&quot;A&quot;;ROUNDDOWN(([.D18]-30)/4)+6+IF((([.D18]-30)/4)-ROUNDDOWN(([.D18]-30)/4)&gt;=3/4;1;0);IF([.G1]=&quot;B&quot;;ROUNDDOWN(([.D18]-30)/4)+5;IF([.G1]=&quot;C&quot;;ROUNDDOWN(([.D18]-30)/4)+9+IF((([.D18]-30)/4)-ROUNDDOWN(([.D18]-30)/4)&gt;=1/4;1;0);IF([.G1]=&quot;D&quot;;ROUNDDOWN(([.D18]-30)/4)+10+IF((([.D18]-30)/4)-ROUNDDOWN(([.D18]-30)/4)&gt;=2/4;1;0);))))" office:value-type="float" office:value="15" calcext:value-type="float">
            <text:p>15</text:p>
          </table:table-cell>
          <table:table-cell table:style-name="ce197" table:formula="of:=IF([.G1]=&quot;A&quot;;ROUNDDOWN(([.D18]-30)/4)+5;IF([.G1]=&quot;B&quot;;ROUNDDOWN(([.D18]-30)/4)+9+IF((([.D18]-30)/4)-ROUNDDOWN(([.D18]-30)/4)&gt;=1/4;1;0);IF([.G1]=&quot;C&quot;;ROUNDDOWN(([.D18]-30)/4)+10+IF((([.D18]-30)/4)-ROUNDDOWN(([.D18]-30)/4)&gt;=2/4;1;0);IF([.G1]=&quot;D&quot;;ROUNDDOWN(([.D18]-30)/4)+6+IF((([.D18]-30)/4)-ROUNDDOWN(([.D18]-30)/4)&gt;=3/4;1;0);))))" office:value-type="float" office:value="20" calcext:value-type="float">
            <text:p>20</text:p>
          </table:table-cell>
          <table:table-cell table:style-name="ce197" table:formula="of:=IF([.G1]=&quot;A&quot;;ROUNDDOWN(([.D18]-30)/4)+11+IF((([.D18]-30)/4)-ROUNDDOWN(([.D18]-30)/4)&gt;=1/4;1;0);IF([.G1]=&quot;B&quot;;ROUNDDOWN(([.D18]-30)/4)+2+IF((([.D18]-30)/4)-ROUNDDOWN(([.D18]-30)/4)&gt;=3/4;1;0);IF([.G1]=&quot;C&quot;;ROUNDDOWN(([.D18]-30)/4)+4+IF((([.D18]-30)/4)-ROUNDDOWN(([.D18]-30)/4)&gt;=3/4;1;0);IF([.G1]=&quot;D&quot;;ROUNDDOWN(([.D18]-30)/4)+13+IF((([.D18]-30)/4)-ROUNDDOWN(([.D18]-30)/4)&gt;=1/4;1;0);))))" office:value-type="float" office:value="12" calcext:value-type="float">
            <text:p>12</text:p>
          </table:table-cell>
          <table:table-cell table:style-name="ce86" table:formula="of:=SUM([.G3:.J3])" office:value-type="float" office:value="72" calcext:value-type="float">
            <text:p>72</text:p>
          </table:table-cell>
          <table:table-cell table:style-name="ce100" table:number-columns-repeated="17"/>
          <table:table-cell table:number-columns-repeated="996"/>
        </table:table-row>
        <table:table-row table:style-name="ro2">
          <table:table-cell table:style-name="ce4" office:value-type="string" calcext:value-type="string">
            <text:p>🠳 Arapça Metin Girişi 🠳</text:p>
          </table:table-cell>
          <table:table-cell table:style-name="ce20" office:value-type="string" calcext:value-type="string">
            <office:annotation draw:style-name="gr1" draw:text-style-name="P2" svg:width="8.451cm" svg:height="7.064cm" svg:x="7.726cm" svg:y="3.212cm" draw:caption-point-x="-0.407cm" draw:caption-point-y="-0.81cm">
              <dc:date>2022-08-15T00:00:00</dc:date>
              <text:p text:style-name="P1"><text:span text:style-name="T1">Asgari Ebced 0</text:span></text:p>
              <text:p text:style-name="P1"><text:span text:style-name="T1">Sağir Ebced 1</text:span></text:p>
              <text:p text:style-name="P1"><text:span text:style-name="T1">Kebir Ebced 2</text:span></text:p>
              <text:p text:style-name="P1"><text:span text:style-name="T1">Ekber Ebced 3</text:span></text:p>
              <text:p text:style-name="P1"><text:span text:style-name="T1"/></text:p>
              <text:p text:style-name="P1"><text:span text:style-name="T1">Asgari Frekans 11</text:span></text:p>
              <text:p text:style-name="P1"><text:span text:style-name="T1">Sağir Frekans 12</text:span></text:p>
              <text:p text:style-name="P1"><text:span text:style-name="T1">Kebir Frekans 13</text:span></text:p>
              <text:p text:style-name="P1"><text:span text:style-name="T1">Ekber Frekans 14</text:span></text:p>
              <text:p text:style-name="P1"><text:span text:style-name="T1"/></text:p>
              <text:p text:style-name="P1"><text:span text:style-name="T1">Buradaki frekans, harfin Kuran'da kullanılma sıklığı.</text:span></text:p>
              <text:p text:style-name="P1"><text:span text:style-name="T1"><text:tab/></text:span><text:span text:style-name="T1">-Abdil Murat ÜNALAN</text:span></text:p>
            </office:annotation>
            <text:p>Tablo Kodu</text:p>
          </table:table-cell>
          <table:table-cell table:style-name="ce20" office:value-type="string" calcext:value-type="string">
            <office:annotation draw:style-name="gr2" draw:text-style-name="P2" svg:width="9.308cm" svg:height="1.508cm" svg:x="9.709cm" svg:y="3.212cm" draw:caption-point-x="-0.406cm" draw:caption-point-y="-0.81cm">
              <dc:date>2022-08-15T00:00:00</dc:date>
              <text:p text:style-name="P1"><text:span text:style-name="T1">Şeddeli harfler çift hesaplanacaksa 2, tekse 1.</text:span></text:p>
              <text:p text:style-name="P1"><text:span text:style-name="T1"><text:tab/></text:span><text:span text:style-name="T1">-Abdil Murat ÜNALAN</text:span></text:p>
            </office:annotation>
            <text:p>Şedde Ayarı</text:p>
          </table:table-cell>
          <table:table-cell table:style-name="ce32" table:formula="of:=IF([.B3]=5;&quot;Harf Adedi&quot;;&quot;Ebced Değeri&quot;)" office:value-type="string" office:string-value="Ebced Değeri" calcext:value-type="string">
            <text:p>Ebced Değeri</text:p>
          </table:table-cell>
          <table:table-cell table:style-name="ce38" office:value-type="string" calcext:value-type="string">
            <text:p>99'lu Tesbihle</text:p>
          </table:table-cell>
          <table:table-cell table:style-name="ce38" office:value-type="string" calcext:value-type="string">
            <text:p>Toplama Ekle</text:p>
          </table:table-cell>
          <table:table-cell table:style-name="ce180" table:formula="of:=IF([.G1]=&quot;A&quot;;ROUNDDOWN(([.D18]-30)/4)+4+IF((([.D18]-30)/4)-ROUNDDOWN(([.D18]-30)/4)&gt;=3/4;1;0);IF([.G1]=&quot;B&quot;;ROUNDDOWN(([.D18]-30)/4)+13+IF((([.D18]-30)/4)-ROUNDDOWN(([.D18]-30)/4)&gt;=1/4;1;0);IF([.G1]=&quot;C&quot;;ROUNDDOWN(([.D18]-30)/4)+11+IF((([.D18]-30)/4)-ROUNDDOWN(([.D18]-30)/4)&gt;=1/4;1;0);IF([.G1]=&quot;D&quot;;ROUNDDOWN(([.D18]-30)/4)+2+IF((([.D18]-30)/4)-ROUNDDOWN(([.D18]-30)/4)&gt;=3/4;1;0);))))" office:value-type="float" office:value="24" calcext:value-type="float">
            <text:p>24</text:p>
          </table:table-cell>
          <table:table-cell table:style-name="ce197" table:formula="of:=IF([.G1]=&quot;A&quot;;ROUNDDOWN(([.D18]-30)/4)+10+IF((([.D18]-30)/4)-ROUNDDOWN(([.D18]-30)/4)&gt;=2/4;1;0);IF([.G1]=&quot;B&quot;;ROUNDDOWN(([.D18]-30)/4)+6+IF((([.D18]-30)/4)-ROUNDDOWN(([.D18]-30)/4)&gt;=3/4;1;0);IF([.G1]=&quot;C&quot;;ROUNDDOWN(([.D18]-30)/4)+5;IF([.G1]=&quot;D&quot;;ROUNDDOWN(([.D18]-30)/4)+9+IF((([.D18]-30)/4)-ROUNDDOWN(([.D18]-30)/4)&gt;=1/4;1;0);))))" office:value-type="float" office:value="16" calcext:value-type="float">
            <text:p>16</text:p>
          </table:table-cell>
          <table:table-cell table:style-name="ce197" table:formula="of:=IF([.G1]=&quot;A&quot;;ROUNDDOWN(([.D18]-30)/4)+9+IF((([.D18]-30)/4)-ROUNDDOWN(([.D18]-30)/4)&gt;=1/4;1;0);IF([.G1]=&quot;B&quot;;ROUNDDOWN(([.D18]-30)/4)+10+IF((([.D18]-30)/4)-ROUNDDOWN(([.D18]-30)/4)&gt;=2/4;1;0);IF([.G1]=&quot;C&quot;;ROUNDDOWN(([.D18]-30)/4)+6+IF((([.D18]-30)/4)-ROUNDDOWN(([.D18]-30)/4)&gt;=3/4;1;0);IF([.G1]=&quot;D&quot;;ROUNDDOWN(([.D18]-30)/4)+5;))))" office:value-type="float" office:value="21" calcext:value-type="float">
            <text:p>21</text:p>
          </table:table-cell>
          <table:table-cell table:style-name="ce197" table:formula="of:=IF([.G1]=&quot;A&quot;;ROUNDDOWN(([.D18]-30)/4)+7;IF([.G1]=&quot;B&quot;;ROUNDDOWN(([.D18]-30)/4)+1;IF([.G1]=&quot;C&quot;;ROUNDDOWN(([.D18]-30)/4)+8+IF((([.D18]-30)/4)-ROUNDDOWN(([.D18]-30)/4)&gt;=2/4;1;0);IF([.G1]=&quot;D&quot;;ROUNDDOWN(([.D18]-30)/4)+14+IF((([.D18]-30)/4)-ROUNDDOWN(([.D18]-30)/4)&gt;=2/4;1;0);))))" office:value-type="float" office:value="11" calcext:value-type="float">
            <text:p>11</text:p>
          </table:table-cell>
          <table:table-cell table:style-name="ce86" table:formula="of:=SUM([.G4:.J4])" office:value-type="float" office:value="72" calcext:value-type="float">
            <text:p>72</text:p>
          </table:table-cell>
          <table:table-cell table:style-name="ce100" table:number-columns-repeated="17"/>
          <table:table-cell table:number-columns-repeated="996"/>
        </table:table-row>
        <table:table-row table:style-name="ro2">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5]=&quot;Ekle&quot;;IF([.A5]=&quot;&quot;;0;IF([.C5]=1;ABJAD(SAF([.A5];&quot;&quot;);[.B5];[.C5]);ABJAD([.A5];[.B5];[.C5])));0))" office:value-type="float" office:value="0" calcext:value-type="float">
            <text:p>0</text:p>
          </table:table-cell>
          <table:table-cell table:style-name="ce39" table:formula="of:=IF([.D5]=0;&quot;&quot;;TESBIH([.D5];25;99;33))">
            <text:p/>
          </table:table-cell>
          <table:table-cell table:style-name="ce44" table:content-validation-name="val6" office:value-type="string" calcext:value-type="string">
            <text:p>Ekle</text:p>
          </table:table-cell>
          <table:table-cell table:style-name="ce180" table:formula="of:=IF([.G1]=&quot;A&quot;;ROUNDDOWN(([.D18]-30)/4)+15+IF((([.D18]-30)/4)-ROUNDDOWN(([.D18]-30)/4)&gt;=1/4;1;0);IF([.G1]=&quot;B&quot;;ROUNDDOWN(([.D18]-30)/4)+3;IF([.G1]=&quot;C&quot;;ROUNDDOWN(([.D18]-30)/4)+IF((([.D18]-30)/4)-ROUNDDOWN(([.D18]-30)/4)&gt;=3/4;1;0);IF([.G1]=&quot;D&quot;;ROUNDDOWN(([.D18]-30)/4)+12+IF((([.D18]-30)/4)-ROUNDDOWN(([.D18]-30)/4)&gt;=2/4;1;0);))))" office:value-type="float" office:value="13" calcext:value-type="float">
            <text:p>13</text:p>
          </table:table-cell>
          <table:table-cell table:style-name="ce197" table:formula="of:=IF([.G1]=&quot;A&quot;;ROUNDDOWN(([.D18]-30)/4)+1;IF([.G1]=&quot;B&quot;;ROUNDDOWN(([.D18]-30)/4)+8+IF((([.D18]-30)/4)-ROUNDDOWN(([.D18]-30)/4)&gt;=2/4;1;0);IF([.G1]=&quot;C&quot;;ROUNDDOWN(([.D18]-30)/4)+14+IF((([.D18]-30)/4)-ROUNDDOWN(([.D18]-30)/4)&gt;=2/4;1;0);IF([.G1]=&quot;D&quot;;ROUNDDOWN(([.D18]-30)/4)+7;))))" office:value-type="float" office:value="19" calcext:value-type="float">
            <text:p>19</text:p>
          </table:table-cell>
          <table:table-cell table:style-name="ce197" table:formula="of:=IF([.G1]=&quot;A&quot;;ROUNDDOWN(([.D18]-30)/4)+2+IF((([.D18]-30)/4)-ROUNDDOWN(([.D18]-30)/4)&gt;=3/4;1;0);IF([.G1]=&quot;B&quot;;ROUNDDOWN(([.D18]-30)/4)+4+IF((([.D18]-30)/4)-ROUNDDOWN(([.D18]-30)/4)&gt;=3/4;1;0);IF([.G1]=&quot;C&quot;;ROUNDDOWN(([.D18]-30)/4)+13+IF((([.D18]-30)/4)-ROUNDDOWN(([.D18]-30)/4)&gt;=1/4;1;0);IF([.G1]=&quot;D&quot;;ROUNDDOWN(([.D18]-30)/4)+11+IF((([.D18]-30)/4)-ROUNDDOWN(([.D18]-30)/4)&gt;=1/4;1;0);))))" office:value-type="float" office:value="14" calcext:value-type="float">
            <text:p>14</text:p>
          </table:table-cell>
          <table:table-cell table:style-name="ce197" table:formula="of:=IF([.G1]=&quot;A&quot;;ROUNDDOWN(([.D18]-30)/4)+12+IF((([.D18]-30)/4)-ROUNDDOWN(([.D18]-30)/4)&gt;=2/4;1;0);IF([.G1]=&quot;B&quot;;ROUNDDOWN(([.D18]-30)/4)+15+IF((([.D18]-30)/4)-ROUNDDOWN(([.D18]-30)/4)&gt;=1/4;1;0);IF([.G1]=&quot;C&quot;;ROUNDDOWN(([.D18]-30)/4)+3;IF([.G1]=&quot;D&quot;;ROUNDDOWN(([.D18]-30)/4)+IF((([.D18]-30)/4)-ROUNDDOWN(([.D18]-30)/4)&gt;=3/4;1;0);))))" office:value-type="float" office:value="26" calcext:value-type="float">
            <text:p>26</text:p>
          </table:table-cell>
          <table:table-cell table:style-name="ce86" table:formula="of:=SUM([.G5:.J5])" office:value-type="float" office:value="72" calcext:value-type="float">
            <text:p>72</text:p>
          </table:table-cell>
          <table:table-cell table:style-name="ce100" table:number-columns-repeated="17"/>
          <table:table-cell table:number-columns-repeated="996"/>
        </table:table-row>
        <table:table-row table:style-name="ro3">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6]=&quot;Ekle&quot;;IF([.A6]=&quot;&quot;;0;IF([.C6]=1;ABJAD(SAF([.A6];&quot;&quot;);[.B6];[.C6]);ABJAD([.A6];[.B6];[.C6])));0))" office:value-type="float" office:value="0" calcext:value-type="float">
            <text:p>0</text:p>
          </table:table-cell>
          <table:table-cell table:style-name="ce39" table:formula="of:=IF([.D6]=0;&quot;&quot;;TESBIH([.D6];25;99;33))">
            <text:p/>
          </table:table-cell>
          <table:table-cell table:style-name="ce44" table:content-validation-name="val6" office:value-type="string" calcext:value-type="string">
            <text:p>Ekle</text:p>
          </table:table-cell>
          <table:table-cell table:style-name="ce49" table:formula="of:=SUM([.G2:.G5])" office:value-type="float" office:value="72" calcext:value-type="float">
            <text:p>72</text:p>
          </table:table-cell>
          <table:table-cell table:style-name="ce63" table:formula="of:=SUM([.H2:.H5])" office:value-type="float" office:value="72" calcext:value-type="float">
            <text:p>72</text:p>
          </table:table-cell>
          <table:table-cell table:style-name="ce63" table:formula="of:=SUM([.I2:.I5])" office:value-type="float" office:value="72" calcext:value-type="float">
            <text:p>72</text:p>
          </table:table-cell>
          <table:table-cell table:style-name="ce63" table:formula="of:=SUM([.J2:.J5])" office:value-type="float" office:value="72" calcext:value-type="float">
            <text:p>72</text:p>
          </table:table-cell>
          <table:table-cell table:style-name="ce87" table:formula="of:=[.J5]+[.I4]+[.H3]+[.G2]" office:value-type="float" office:value="72" calcext:value-type="float">
            <text:p>72</text:p>
          </table:table-cell>
          <table:table-cell table:style-name="ce100" table:number-columns-repeated="17"/>
          <table:table-cell table:number-columns-repeated="996"/>
        </table:table-row>
        <table:table-row table:style-name="ro4">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7]=&quot;Ekle&quot;;IF([.A7]=&quot;&quot;;0;IF([.C7]=1;ABJAD(SAF([.A7];&quot;&quot;);[.B7];[.C7]);ABJAD([.A7];[.B7];[.C7])));0))" office:value-type="float" office:value="0" calcext:value-type="float">
            <text:p>0</text:p>
          </table:table-cell>
          <table:table-cell table:style-name="ce39" table:formula="of:=IF([.D7]=0;&quot;&quot;;TESBIH([.D7];25;99;33))">
            <text:p/>
          </table:table-cell>
          <table:table-cell table:style-name="ce44" table:content-validation-name="val6" office:value-type="string" calcext:value-type="string">
            <text:p>Ekle</text:p>
          </table:table-cell>
          <table:table-cell table:style-name="ce177" table:formula="of:=NUMBERS2ARAB([.G2])" office:value-type="string" office:string-value="١٠" calcext:value-type="string">
            <text:p>١٠</text:p>
          </table:table-cell>
          <table:table-cell table:style-name="ce191" table:formula="of:=NUMBERS2ARAB([.H2])" office:value-type="string" office:string-value="٢٢" calcext:value-type="string">
            <text:p>٢٢</text:p>
          </table:table-cell>
          <table:table-cell table:style-name="ce191" table:formula="of:=NUMBERS2ARAB([.I2])" office:value-type="string" office:string-value="١٧" calcext:value-type="string">
            <text:p>١٧</text:p>
          </table:table-cell>
          <table:table-cell table:style-name="ce191" table:formula="of:=NUMBERS2ARAB([.J2])" office:value-type="string" office:string-value="٢٣" calcext:value-type="string">
            <text:p>٢٣</text:p>
          </table:table-cell>
          <table:table-cell table:style-name="ce88" office:value-type="string" calcext:value-type="string">
            <text:p>🟕</text:p>
          </table:table-cell>
          <table:table-cell table:style-name="ce100" table:number-columns-repeated="17"/>
          <table:table-cell table:number-columns-repeated="996"/>
        </table:table-row>
        <table:table-row table:style-name="ro4">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8]=&quot;Ekle&quot;;IF([.A8]=&quot;&quot;;0;IF([.C8]=1;ABJAD(SAF([.A8];&quot;&quot;);[.B8];[.C8]);ABJAD([.A8];[.B8];[.C8])));0))" office:value-type="float" office:value="0" calcext:value-type="float">
            <text:p>0</text:p>
          </table:table-cell>
          <table:table-cell table:style-name="ce39" table:formula="of:=IF([.D8]=0;&quot;&quot;;TESBIH([.D8];25;99;33))">
            <text:p/>
          </table:table-cell>
          <table:table-cell table:style-name="ce44" table:content-validation-name="val6" office:value-type="string" calcext:value-type="string">
            <text:p>Ekle</text:p>
          </table:table-cell>
          <table:table-cell table:style-name="ce177" table:formula="of:=NUMBERS2ARAB([.G3])" office:value-type="string" office:string-value="٢٥" calcext:value-type="string">
            <text:p>٢٥</text:p>
          </table:table-cell>
          <table:table-cell table:style-name="ce191" table:formula="of:=NUMBERS2ARAB([.H3])" office:value-type="string" office:string-value="١٥" calcext:value-type="string">
            <text:p>١٥</text:p>
          </table:table-cell>
          <table:table-cell table:style-name="ce191" table:formula="of:=NUMBERS2ARAB([.I3])" office:value-type="string" office:string-value="٢٠" calcext:value-type="string">
            <text:p>٢٠</text:p>
          </table:table-cell>
          <table:table-cell table:style-name="ce191" table:formula="of:=NUMBERS2ARAB([.J3])" office:value-type="string" office:string-value="١٢" calcext:value-type="string">
            <text:p>١٢</text:p>
          </table:table-cell>
          <table:table-cell table:style-name="ce89" office:value-type="string" calcext:value-type="string" table:number-columns-spanned="1" table:number-rows-spanned="3">
            <text:p>ayil ekinin ebcedi 41 mi 51 mi dikkat et, hücre notlarını oku</text:p>
          </table:table-cell>
          <table:table-cell table:style-name="ce100" table:number-columns-repeated="17"/>
          <table:table-cell table:number-columns-repeated="996"/>
        </table:table-row>
        <table:table-row table:style-name="ro4">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9]=&quot;Ekle&quot;;IF([.A9]=&quot;&quot;;0;IF([.C9]=1;ABJAD(SAF([.A9];&quot;&quot;);[.B9];[.C9]);ABJAD([.A9];[.B9];[.C9])));0))" office:value-type="float" office:value="0" calcext:value-type="float">
            <text:p>0</text:p>
          </table:table-cell>
          <table:table-cell table:style-name="ce39" table:formula="of:=IF([.D9]=0;&quot;&quot;;TESBIH([.D9];25;99;33))">
            <text:p/>
          </table:table-cell>
          <table:table-cell table:style-name="ce44" table:content-validation-name="val6" office:value-type="string" calcext:value-type="string">
            <text:p>Ekle</text:p>
          </table:table-cell>
          <table:table-cell table:style-name="ce177" table:formula="of:=NUMBERS2ARAB([.G4])" office:value-type="string" office:string-value="٢٤" calcext:value-type="string">
            <text:p>٢٤</text:p>
          </table:table-cell>
          <table:table-cell table:style-name="ce191" table:formula="of:=NUMBERS2ARAB([.H4])" office:value-type="string" office:string-value="١٦" calcext:value-type="string">
            <text:p>١٦</text:p>
          </table:table-cell>
          <table:table-cell table:style-name="ce191" table:formula="of:=NUMBERS2ARAB([.I4])" office:value-type="string" office:string-value="٢١" calcext:value-type="string">
            <text:p>٢١</text:p>
          </table:table-cell>
          <table:table-cell table:style-name="ce191" table:formula="of:=NUMBERS2ARAB([.J4])" office:value-type="string" office:string-value="١١" calcext:value-type="string">
            <text:p>١١</text:p>
          </table:table-cell>
          <table:covered-table-cell table:style-name="ce90"/>
          <table:table-cell table:style-name="ce100" table:number-columns-repeated="17"/>
          <table:table-cell table:number-columns-repeated="996"/>
        </table:table-row>
        <table:table-row table:style-name="ro4">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0]=&quot;Ekle&quot;;IF([.A10]=&quot;&quot;;0;IF([.C10]=1;ABJAD(SAF([.A10];&quot;&quot;);[.B10];[.C10]);ABJAD([.A10];[.B10];[.C10])));0))" office:value-type="float" office:value="0" calcext:value-type="float">
            <text:p>0</text:p>
          </table:table-cell>
          <table:table-cell table:style-name="ce39" table:formula="of:=IF([.D10]=0;&quot;&quot;;TESBIH([.D10];25;99;33))">
            <text:p/>
          </table:table-cell>
          <table:table-cell table:style-name="ce44" table:content-validation-name="val6" office:value-type="string" calcext:value-type="string">
            <text:p>Ekle</text:p>
          </table:table-cell>
          <table:table-cell table:style-name="ce177" table:formula="of:=NUMBERS2ARAB([.G5])" office:value-type="string" office:string-value="١٣" calcext:value-type="string">
            <text:p>١٣</text:p>
          </table:table-cell>
          <table:table-cell table:style-name="ce191" table:formula="of:=NUMBERS2ARAB([.H5])" office:value-type="string" office:string-value="١٩" calcext:value-type="string">
            <text:p>١٩</text:p>
          </table:table-cell>
          <table:table-cell table:style-name="ce191" table:formula="of:=NUMBERS2ARAB([.I5])" office:value-type="string" office:string-value="١٤" calcext:value-type="string">
            <text:p>١٤</text:p>
          </table:table-cell>
          <table:table-cell table:style-name="ce191" table:formula="of:=NUMBERS2ARAB([.J5])" office:value-type="string" office:string-value="٢٦" calcext:value-type="string">
            <text:p>٢٦</text:p>
          </table:table-cell>
          <table:covered-table-cell table:style-name="ce91"/>
          <table:table-cell table:style-name="ce100" table:number-columns-repeated="17"/>
          <table:table-cell table:number-columns-repeated="996"/>
        </table:table-row>
        <table:table-row table:style-name="ro4">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1]=&quot;Ekle&quot;;IF([.A11]=&quot;&quot;;0;IF([.C11]=1;ABJAD(SAF([.A11];&quot;&quot;);[.B11];[.C11]);ABJAD([.A11];[.B11];[.C11])));0))" office:value-type="float" office:value="0" calcext:value-type="float">
            <text:p>0</text:p>
          </table:table-cell>
          <table:table-cell table:style-name="ce39" table:formula="of:=IF([.D11]=0;&quot;&quot;;TESBIH([.D11];25;99;33))">
            <text:p/>
          </table:table-cell>
          <table:table-cell table:style-name="ce44" table:content-validation-name="val6" office:value-type="string" calcext:value-type="string">
            <text:p>Ekle</text:p>
          </table:table-cell>
          <table:table-cell table:style-name="ce51" office:value-type="string" calcext:value-type="string">
            <text:p>🞊</text:p>
          </table:table-cell>
          <table:table-cell table:style-name="ce200" office:value-type="string" calcext:value-type="string" table:number-columns-spanned="2" table:number-rows-spanned="1">
            <text:p><text:a xlink:href="https://tinyurl.com/1v3fk" xlink:type="simple">https://tinyurl.com/1v3fk</text:a></text:p>
          </table:table-cell>
          <table:covered-table-cell table:style-name="ce75"/>
          <table:table-cell table:style-name="ce80" office:value-type="string" calcext:value-type="string">
            <text:p>🟗</text:p>
          </table:table-cell>
          <table:table-cell table:style-name="ce92"/>
          <table:table-cell table:style-name="ce100" table:number-columns-repeated="17"/>
          <table:table-cell table:number-columns-repeated="996"/>
        </table:table-row>
        <table:table-row table:style-name="ro1">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2]=&quot;Ekle&quot;;IF([.A12]=&quot;&quot;;0;IF([.C12]=1;ABJAD(SAF([.A12];&quot;&quot;);[.B12];[.C12]);ABJAD([.A12];[.B12];[.C12])));0))" office:value-type="float" office:value="0" calcext:value-type="float">
            <text:p>0</text:p>
          </table:table-cell>
          <table:table-cell table:style-name="ce39" table:formula="of:=IF([.D12]=0;&quot;&quot;;TESBIH([.D12];25;99;33))">
            <text:p/>
          </table:table-cell>
          <table:table-cell table:style-name="ce44" table:content-validation-name="val6" office:value-type="string" calcext:value-type="string">
            <text:p>Ekle</text:p>
          </table:table-cell>
          <table:table-cell table:style-name="ce52" office:value-type="string" calcext:value-type="string">
            <text:p>İstintak</text:p>
          </table:table-cell>
          <table:table-cell table:style-name="ce52" office:value-type="string" calcext:value-type="string">
            <text:p>Kaçıncı Bast</text:p>
          </table:table-cell>
          <table:table-cell table:style-name="ce76" table:content-validation-name="val9" office:value-type="float" office:value="0" calcext:value-type="float">
            <text:p>0</text:p>
          </table:table-cell>
          <table:table-cell table:style-name="ce208" table:formula="of:=IF([.C18]=&quot;Toplam&quot;;BASTET([.D18];[.I12];[.B3];[.C3];IF([.G13]=&quot;Arapça&quot;;&quot;ARABIC&quot;;IF([.G13]=&quot;Türkçe&quot;;&quot;TURKCE&quot;;&quot;HEBREW&quot;)));BASTET(SUM([.D5:.D17])+[.D3];[.I12];[.B3];[.C3];IF([.G13]=&quot;Arapça&quot;;&quot;ARABIC&quot;;IF([.G13]=&quot;Türkçe&quot;;&quot;TURKCE&quot;;&quot;HEBREW&quot;))))" office:value-type="float" office:value="72" calcext:value-type="float">
            <text:p>72</text:p>
          </table:table-cell>
          <table:table-cell table:style-name="ce93" office:value-type="string" calcext:value-type="string">
            <text:p>99'lu tesbihle <text:s/>🠳</text:p>
          </table:table-cell>
          <table:table-cell table:style-name="ce100" table:number-columns-repeated="17"/>
          <table:table-cell table:number-columns-repeated="996"/>
        </table:table-row>
        <table:table-row table:style-name="ro4">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3]=&quot;Ekle&quot;;IF([.A13]=&quot;&quot;;0;IF([.C13]=1;ABJAD(SAF([.A13];&quot;&quot;);[.B13];[.C13]);ABJAD([.A13];[.B13];[.C13])));0))" office:value-type="float" office:value="0" calcext:value-type="float">
            <text:p>0</text:p>
          </table:table-cell>
          <table:table-cell table:style-name="ce39" table:formula="of:=IF([.D13]=0;&quot;&quot;;TESBIH([.D13];25;99;33))">
            <text:p/>
          </table:table-cell>
          <table:table-cell table:style-name="ce44" table:content-validation-name="val6" office:value-type="string" calcext:value-type="string">
            <text:p>Ekle</text:p>
          </table:table-cell>
          <table:table-cell table:style-name="ce185" table:content-validation-name="val8" office:value-type="string" calcext:value-type="string">
            <text:p>Arapça</text:p>
          </table:table-cell>
          <table:table-cell table:style-name="ce52" office:value-type="string" calcext:value-type="string">
            <text:p>Hüddam Türü</text:p>
          </table:table-cell>
          <table:table-cell table:style-name="ce77" table:content-validation-name="val10" office:value-type="string" calcext:value-type="string">
            <text:p>ULVI</text:p>
          </table:table-cell>
          <table:table-cell table:style-name="ce209" table:formula="of:=IF([.I13]=&quot;ULVI-Y&quot;;IF([.B3]&lt;6;HUDDAM([.J12]+ABJAD(&quot;ي&quot;;1;[.C3]);&quot;ULVI&quot;;1);IF([.B3]&lt;11;HUDDAM([.J12]+ABJAD(&quot;ي&quot;;1;[.C3]);&quot;ULVI&quot;;7);HUDDAM([.J12]+ABJAD(&quot;ي&quot;;12;[.C3]);&quot;ULVI&quot;;12)));IF([.B3]&lt;6;HUDDAM([.J12];[.I13];1);IF([.B3]&lt;11;HUDDAM([.J12];[.I13];7);HUDDAM([.J12];[.I13];12))))" office:value-type="string" office:string-value="كائيل" calcext:value-type="string">
            <office:annotation draw:style-name="gr3" draw:text-style-name="P2" svg:width="10.266cm" svg:height="2.571cm" svg:x="27.542cm" svg:y="9.574cm" draw:caption-point-x="-0.406cm" draw:caption-point-y="-0.279cm">
              <dc:date>2022-08-15T00:00:00</dc:date>
              <text:p text:style-name="P1"><text:span text:style-name="T1">ULVI hüddam hesaplanırken hemze elif maksurayı 11 olarak hesapladığım için ayil 51 ediyor. Sadece hemze ile hesaplarsanız kitaptaki 41 eden örneklere daha çok uyarsınız. Hüddam fonksiyonunda harfe çevirilecek değere +10 ekleyerek de bu düzeltme denenebilir.</text:span></text:p>
              <text:p text:style-name="P1"><text:span text:style-name="T1"><text:tab/></text:span><text:span text:style-name="T1">-Abdil Murat ÜNALAN</text:span></text:p>
            </office:annotation>
            <text:p>كائيل</text:p>
          </table:table-cell>
          <table:table-cell table:style-name="ce221" table:formula="of:=TESBIH([.J12];25;99;33)" office:value-type="string" office:string-value="[2X33][6 kalan]" calcext:value-type="string">
            <text:p>[2X33][6 kalan]</text:p>
          </table:table-cell>
          <table:table-cell table:style-name="ce100" table:number-columns-repeated="17"/>
          <table:table-cell table:number-columns-repeated="996"/>
        </table:table-row>
        <table:table-row table:style-name="ro4">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4]=&quot;Ekle&quot;;IF([.A14]=&quot;&quot;;0;IF([.C14]=1;ABJAD(SAF([.A14];&quot;&quot;);[.B14];[.C14]);ABJAD([.A14];[.B14];[.C14])));0))" office:value-type="float" office:value="0" calcext:value-type="float">
            <text:p>0</text:p>
          </table:table-cell>
          <table:table-cell table:style-name="ce39" table:formula="of:=IF([.D14]=0;&quot;&quot;;TESBIH([.D14];25;99;33))">
            <text:p/>
          </table:table-cell>
          <table:table-cell table:style-name="ce44" table:content-validation-name="val6" office:value-type="string" calcext:value-type="string">
            <text:p>Ekle</text:p>
          </table:table-cell>
          <table:table-cell table:style-name="ce54"/>
          <table:table-cell table:style-name="ce66" table:formula="of:=IF([.I13]=&quot;ULVI&quot;;&quot;😇&quot;;IF([.I13]=&quot;ULVI+10&quot;;&quot;😇&quot;;IF([.I13]=&quot;SUFLI&quot;;&quot;😼&quot;;IF([.I13]=&quot;ŞER&quot;;&quot;😈&quot;;&quot;💀&quot;))))" office:value-type="string" office:string-value="😇" calcext:value-type="string">
            <text:p>😇</text:p>
          </table:table-cell>
          <table:table-cell table:style-name="ce78" table:formula="of:=[.H14]" office:value-type="string" office:string-value="😇" calcext:value-type="string">
            <text:p>😇</text:p>
          </table:table-cell>
          <table:table-cell table:style-name="ce83" office:value-type="string" calcext:value-type="string">
            <text:p>⛥</text:p>
          </table:table-cell>
          <table:table-cell table:style-name="ce95"/>
          <table:table-cell table:style-name="ce100" table:number-columns-repeated="17"/>
          <table:table-cell table:number-columns-repeated="996"/>
        </table:table-row>
        <table:table-row table:style-name="ro3">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5]=&quot;Ekle&quot;;IF([.A15]=&quot;&quot;;0;IF([.C15]=1;ABJAD(SAF([.A15];&quot;&quot;);[.B15];[.C15]);ABJAD([.A15];[.B15];[.C15])));0))" office:value-type="float" office:value="0" calcext:value-type="float">
            <text:p>0</text:p>
          </table:table-cell>
          <table:table-cell table:style-name="ce39" table:formula="of:=IF([.D15]=0;&quot;&quot;;TESBIH([.D15];25;99;33))">
            <text:p/>
          </table:table-cell>
          <table:table-cell table:style-name="ce44" table:content-validation-name="val6" office:value-type="string" calcext:value-type="string">
            <text:p>Ekle</text:p>
          </table:table-cell>
          <table:table-cell table:style-name="ce55" table:formula="of:=COM.MICROSOFT.CONCAT(&quot;  🢡&quot;;IF([.C3]=1;ABJAD(SAF([.H15];&quot;&quot;);[.B3];[.C3]);ABJAD([.H15];[.B3];[.C3])))" office:value-type="string" office:string-value="  🢡4512" calcext:value-type="string" table:number-columns-spanned="1" table:number-rows-spanned="2">
            <text:p><text:s text:c="2"/>🢡4512</text:p>
          </table:table-cell>
          <table:table-cell table:style-name="ce194" office:value-type="string" calcext:value-type="string" table:number-columns-spanned="4" table:number-rows-spanned="2">
            <text:p>بِسْمِ اللّهِ الرَّحْمَنِ الرَّحِيمِ فَلَمَّا أَلْقَواْ قَالَ مُوسَى مَا جِئْتُم بِهِ السِّحْرُ إِنَّ اللّهَ سَيُبْطِلُهُ إِنَّ اللّهَ لاَ يُصْلِحُ عَمَلَ الْمُفْسِدِينَ وَيُحِقُّ اللّهُ الْحَقَّ بِكَلِمَاتِهِ وَلَوْ كَرِهَ الْمُجْرِمُونَ</text:p>
          </table:table-cell>
          <table:covered-table-cell table:number-columns-repeated="2" table:style-name="ce79"/>
          <table:covered-table-cell table:style-name="ce96"/>
          <table:table-cell table:style-name="ce100" table:number-columns-repeated="17"/>
          <table:table-cell table:number-columns-repeated="996"/>
        </table:table-row>
        <table:table-row table:style-name="ro3">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6]=&quot;Ekle&quot;;IF([.A16]=&quot;&quot;;0;IF([.C16]=1;ABJAD(SAF([.A16];&quot;&quot;);[.B16];[.C16]);ABJAD([.A16];[.B16];[.C16])));0))" office:value-type="float" office:value="0" calcext:value-type="float">
            <text:p>0</text:p>
          </table:table-cell>
          <table:table-cell table:style-name="ce39" table:formula="of:=IF([.D16]=0;&quot;&quot;;TESBIH([.D16];25;99;33))">
            <text:p/>
          </table:table-cell>
          <table:table-cell table:style-name="ce44" table:content-validation-name="val6" office:value-type="string" calcext:value-type="string">
            <text:p>Ekle</text:p>
          </table:table-cell>
          <table:covered-table-cell table:style-name="ce149"/>
          <table:covered-table-cell table:style-name="ce68"/>
          <table:covered-table-cell table:number-columns-repeated="2" table:style-name="ce149"/>
          <table:covered-table-cell table:style-name="ce97"/>
          <table:table-cell table:style-name="ce100" table:number-columns-repeated="17"/>
          <table:table-cell table:number-columns-repeated="996"/>
        </table:table-row>
        <table:table-row table:style-name="ro5">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7]=&quot;Ekle&quot;;IF([.A17]=&quot;&quot;;0;IF([.C17]=1;ABJAD(SAF([.A17];&quot;&quot;);[.B17];[.C17]);ABJAD([.A17];[.B17];[.C17])));0))" office:value-type="float" office:value="0" calcext:value-type="float">
            <text:p>0</text:p>
          </table:table-cell>
          <table:table-cell table:style-name="ce39" table:formula="of:=IF([.D17]=0;&quot;&quot;;TESBIH([.D17];25;99;33))">
            <text:p/>
          </table:table-cell>
          <table:table-cell table:style-name="ce44" table:content-validation-name="val6" office:value-type="string" calcext:value-type="string">
            <text:p>Ekle</text:p>
          </table:table-cell>
          <table:table-cell table:style-name="ce57" office:value-type="string" calcext:value-type="string">
            <text:p>🌸</text:p>
          </table:table-cell>
          <table:table-cell table:number-columns-repeated="4" table:style-name="ce69" office:value-type="string" calcext:value-type="string">
            <text:p>🌸</text:p>
          </table:table-cell>
          <table:table-cell table:style-name="ce100" table:number-columns-repeated="17"/>
          <table:table-cell table:number-columns-repeated="996"/>
        </table:table-row>
        <table:table-row table:style-name="ro2">
          <table:table-cell table:style-name="ce8" table:formula="of:=COM.MICROSOFT.CONCAT(COM.MICROSOFT.CONCAT(&quot;Tablo kodu: &quot;;IF([.B3]=0;&quot;Asgari ebced değeri&quot;;IF([.B3]=1;&quot;Sağir ebced değeri&quot;;IF([.B3]=2;&quot;Kebir ebced değeri&quot;;IF([.B3]=3;&quot;Ekber ebced değeri&quot;;IF([.B3]=4;&quot;Sağir ebced değeri + harf adedi&quot;; IF([.B3]=5;&quot;Harf adedi&quot;; IF([.B3]=6;&quot;Asgari mağribi ebced değeri&quot;; IF([.B3]=7;&quot;Sağir mağribi ebced değeri&quot;; IF([.B3]=8;&quot;Kebir mağribi ebced değeri&quot;; IF([.B3]=9;&quot;Ekber mağribi ebced değeri&quot;; IF([.B3]=10;&quot;Sağir mağribi ebced değeri + harf adedi&quot;; IF([.B3]=11;&quot;Asgari frekans ebced değeri&quot;;IF([.B3]=12;&quot;Sağir frekans ebced değeri&quot;;IF([.B3]=13;&quot;Kebir frekans ebced değeri&quot;;IF([.B3]=14;&quot;Ekber frekans ebced değeri&quot;;IF([.B3]=15;&quot;Sağir frekans ebced değeri + harf adedi&quot;;&quot;Tanımlanmamış tablo kodu&quot;)))))))))))))))));&quot; 🜨&quot;)" office:value-type="string" office:string-value="Tablo kodu: Sağir ebced değeri 🜨" calcext:value-type="string" table:number-columns-spanned="2" table:number-rows-spanned="1">
            <text:p>Tablo kodu: Sağir ebced değeri 🜨</text:p>
          </table:table-cell>
          <table:covered-table-cell table:style-name="ce24"/>
          <table:table-cell table:style-name="ce158" table:formula="of:=IF(SUM([.D5:.D17])+[.D3]=[.D18];&quot;Toplam&quot;; COM.MICROSOFT.CONCAT((HEPART(SUM([.D5:.D17])+[.D3];1)); &quot; katı&quot;))" office:value-type="string" office:string-value="Toplam" calcext:value-type="string">
            <text:p>Toplam</text:p>
          </table:table-cell>
          <table:table-cell table:style-name="ce35" table:formula="of:=IF((SUM([.D5:.D17])+[.D3])&gt;0;IF((ROUNDDOWN((SUM([.D5:.D17])+[.D3]-30)/4))&lt;1;HEPART(SUM([.D5:.D17])+[.D3]);SUM([.D5:.D17])+[.D3]);0)" office:value-type="float" office:value="72" calcext:value-type="float">
            <text:p>72</text:p>
          </table:table-cell>
          <table:table-cell table:style-name="ce167" table:formula="of:=IF([.C18]=&quot;Toplam&quot;;TESBIH([.D18];25;99;33);TESBIH(SUM([.D5:.D17]);25;99;33))" office:value-type="string" office:string-value="[2X33][6 kalan]" calcext:value-type="string">
            <text:p>[2X33][6 kalan]</text:p>
          </table:table-cell>
          <table:table-cell table:style-name="ce45" table:formula="of:=COM.MICROSOFT.CONCAT(COM.MICROSOFT.CONCAT(14-COUNTIF([.D3:.D17];0);&quot; eklenen, &quot;);COM.MICROSOFT.CONCAT(COUNTIF([.F3:.F17];&quot;Ekle&quot;)-(14-COUNTIF([.D3:.D17];0));&quot; eklenemeyen&quot;))" office:value-type="string" office:string-value="1 eklenen, 13 eklenemeyen" calcext:value-type="string">
            <text:p>1 eklenen, 13 eklenemeyen</text:p>
          </table:table-cell>
          <table:table-cell table:style-name="ce58" office:value-type="string" calcext:value-type="string" table:number-columns-spanned="5" table:number-rows-spanned="1">
            <text:p><text:a xlink:href="https://tinyurl.com/t3stc0d3" xlink:type="simple">başka bir sayfa: https://tinyurl.com/t3stc0d3 bu sayfa: https://tinyurl.com/1v3fk</text:a></text:p>
          </table:table-cell>
          <table:covered-table-cell table:number-columns-repeated="3" table:style-name="ce70"/>
          <table:covered-table-cell table:style-name="ce98"/>
          <table:table-cell table:style-name="ce100" table:number-columns-repeated="17"/>
          <table:table-cell table:number-columns-repeated="996"/>
        </table:table-row>
        <table:table-row table:style-name="ro6">
          <table:table-cell table:style-name="ce9" office:value-type="string" calcext:value-type="string" table:number-columns-spanned="5" table:number-rows-spanned="1">
            <text:p>Merkezde İsim için 1, Metin Girişi için 12-13 satıra istediğiniz Arapça metni girmekten ve Tablo Kodlarıyla Şedde Ayarlarını düzenlemekten hiç çekinmeyin. ٍSayfayı açar açmaz indirmeden düzenleyebilirsiniz. <text:s/>Facebook sayfamda Windows, Linux ve Android telefonlar için nasıl Arapça Klavye kurabileceğinizle ilgili Youtube videolarının bağlantıları var; kendiniz de aratabilirsiniz. Bu sayfanın amacı potansiyeli fark etmeyi sağlamaktır.</text:p>
          </table:table-cell>
          <table:covered-table-cell table:number-columns-repeated="3"/>
          <table:covered-table-cell table:style-name="ce41"/>
          <table:table-cell table:style-name="ce46" office:value-type="string" calcext:value-type="string">
            <text:p>Böylece test ettiğiniz değerleri silip yazmadan ekle-çıkar yapabilirsiniz.</text:p>
          </table:table-cell>
          <table:table-cell table:style-name="ce59" office:value-type="string" calcext:value-type="string" table:number-columns-spanned="4" table:number-rows-spanned="1">
            <text:p>Javascript Kodları da Var Web kodlayıcıları kullanabilir. Derlenmiş yazılımlara bel bağlamıyoruz; sınırsız hesaplama çeşitliliği yüzünden sınırlandırılmamış özelleştirmeye en uygun yöntem bizce makrolar kullanmak. Siz de altyapısında makrolarımızın yer aldığı, kendi hesaplama sayfalarını, paylaşacağınız zaman; lütfen kaynak gösterin.</text:p>
          </table:table-cell>
          <table:covered-table-cell table:number-columns-repeated="3" table:style-name="ce71"/>
          <table:table-cell table:style-name="ce99" office:value-type="string" calcext:value-type="string">
            <text:p><text:a xlink:href="https://github.com/metatronslove/abjad" xlink:type="simple">🢡 https://github.com/metatronslove/abjad</text:a></text:p>
          </table:table-cell>
          <table:table-cell table:style-name="ce18" table:number-columns-repeated="17"/>
          <table:table-cell table:number-columns-repeated="996"/>
        </table:table-row>
        <table:table-row table:style-name="ro7">
          <table:table-cell table:style-name="ce10" office:value-type="string" calcext:value-type="string">
            <text:p><text:a xlink:href="https://fb.watch/8MsByqZqo5/" xlink:type="simple">İsminin arapça yazılışı 🢡 https://fb.watch/8MsByqZqo5/</text:a></text:p>
          </table:table-cell>
          <table:table-cell table:style-name="ce25" table:number-columns-repeated="10"/>
          <table:table-cell table:style-name="ce18" table:number-columns-repeated="17"/>
          <table:table-cell table:number-columns-repeated="996"/>
        </table:table-row>
        <table:table-row table:style-name="ro8">
          <table:table-cell table:style-name="ce11" office:value-type="string" calcext:value-type="string" table:number-columns-spanned="11" table:number-rows-spanned="1">
            <text:p>Android Telefon veya Tabletinize Multilingual Multi language Çok dilli klavye indirmeyi deneyin. Arapça yazmak o kadar kolay.</text:p>
          </table:table-cell>
          <table:covered-table-cell table:number-columns-repeated="9" table:style-name="ce26"/>
          <table:covered-table-cell table:style-name="ce36"/>
          <table:table-cell table:style-name="ce18" table:number-columns-repeated="17"/>
          <table:table-cell table:number-columns-repeated="996"/>
        </table:table-row>
        <table:table-row table:style-name="ro9">
          <table:table-cell table:style-name="ce12" office:value-type="string" calcext:value-type="string" table:number-columns-spanned="1" table:number-rows-spanned="3">
            <text:p>⌨</text:p>
          </table:table-cell>
          <table:table-cell table:style-name="ce27" office:value-type="string" calcext:value-type="string">
            <text:p>Windows 🢡</text:p>
          </table:table-cell>
          <table:table-cell table:style-name="ce31" office:value-type="string" calcext:value-type="string" table:number-columns-spanned="2" table:number-rows-spanned="1">
            <text:p><text:a xlink:href="https://youtu.be/NshtyrOF7M4?fbclid=IwAR1Q83dAGND5neqsezFjuwyS_EfNO8Xr6IYt0U83lhT4i0j_p6DEb8yJ_ik" xlink:type="simple">https://youtu.be/NshtyrOF7M4</text:a></text:p>
          </table:table-cell>
          <table:covered-table-cell table:style-name="ce36"/>
          <table:table-cell table:style-name="ce42" office:value-type="string" calcext:value-type="string" table:number-columns-spanned="3" table:number-rows-spanned="1">
            <text:p>Dosyanın LibreOffice sürümü 🢡</text:p>
          </table:table-cell>
          <table:covered-table-cell table:style-name="ce26"/>
          <table:covered-table-cell table:style-name="ce36"/>
          <table:table-cell table:style-name="ce72" office:value-type="string" calcext:value-type="string" table:number-columns-spanned="2" table:number-rows-spanned="1">
            <text:p><text:a xlink:href="https://tinyurl.com/lov3rs1on" xlink:type="simple">https://tinyurl.com/lov3rs1on 🢡</text:a></text:p>
          </table:table-cell>
          <table:covered-table-cell table:style-name="ce36"/>
          <table:table-cell table:style-name="ce84" office:value-type="string" calcext:value-type="string">
            <text:p>makroları dosyaya ilişik</text:p>
          </table:table-cell>
          <table:table-cell table:style-name="ce84"/>
          <table:table-cell table:style-name="ce18" table:number-columns-repeated="17"/>
          <table:table-cell table:number-columns-repeated="996"/>
        </table:table-row>
        <table:table-row table:style-name="ro9">
          <table:covered-table-cell table:style-name="ce13"/>
          <table:table-cell table:style-name="ce27" office:value-type="string" calcext:value-type="string">
            <text:p>Linux 🢡</text:p>
          </table:table-cell>
          <table:table-cell table:style-name="ce31" office:value-type="string" calcext:value-type="string" table:number-columns-spanned="2" table:number-rows-spanned="1">
            <text:p><text:a xlink:href="https://youtu.be/VLipc-argKU?fbclid=IwAR2m8-5KI7hdY6QEpl5NkSlpOvHVJoY8uzyKdHH98kev-PxlaIs4Ngy2DAo" xlink:type="simple">https://youtu.be/VLipc-argKU</text:a></text:p>
          </table:table-cell>
          <table:covered-table-cell table:style-name="ce36"/>
          <table:table-cell table:style-name="ce42" office:value-type="string" calcext:value-type="string" table:number-columns-spanned="3" table:number-rows-spanned="1">
            <text:p>Makrolarla ilgili bazı notlar 🢡</text:p>
          </table:table-cell>
          <table:covered-table-cell table:style-name="ce26"/>
          <table:covered-table-cell table:style-name="ce36"/>
          <table:table-cell table:style-name="ce73" office:value-type="string" calcext:value-type="string" table:number-columns-spanned="2" table:number-rows-spanned="1">
            <text:p><text:a xlink:href="https://dosya.org/u6YL" xlink:type="simple">https://dosya.org/u6YL</text:a></text:p>
          </table:table-cell>
          <table:covered-table-cell table:style-name="ce36"/>
          <table:table-cell table:style-name="ce84" table:number-columns-repeated="2"/>
          <table:table-cell table:style-name="ce18" table:number-columns-repeated="17"/>
          <table:table-cell table:number-columns-repeated="996"/>
        </table:table-row>
        <table:table-row table:style-name="ro9">
          <table:covered-table-cell table:style-name="ce14"/>
          <table:table-cell table:style-name="ce27" office:value-type="string" calcext:value-type="string">
            <text:p>Android 🢡</text:p>
          </table:table-cell>
          <table:table-cell table:style-name="ce31" office:value-type="string" calcext:value-type="string" table:number-columns-spanned="2" table:number-rows-spanned="1">
            <text:p><text:a xlink:href="https://youtu.be/LUtbXZ7gvj8?fbclid=IwAR0PEdXEe5MDOk9R8fH3H45Ymia29UacgCsoid1tPjxIsdhlvI6ZibJgyP4" xlink:type="simple">https://youtu.be/LUtbXZ7gvj8</text:a></text:p>
          </table:table-cell>
          <table:covered-table-cell table:style-name="ce36"/>
          <table:table-cell table:style-name="ce42" office:value-type="string" calcext:value-type="string" table:number-columns-spanned="3" table:number-rows-spanned="1">
            <text:p>Ebced Hesaplayan Makrolar 🢡</text:p>
          </table:table-cell>
          <table:covered-table-cell table:style-name="ce26"/>
          <table:covered-table-cell table:style-name="ce36"/>
          <table:table-cell table:style-name="ce73" office:value-type="string" calcext:value-type="string" table:number-columns-spanned="2" table:number-rows-spanned="1">
            <text:p><text:a xlink:href="https://go.abdil.one/6" xlink:type="simple">https://go.abdil.one/6</text:a></text:p>
          </table:table-cell>
          <table:covered-table-cell table:style-name="ce36"/>
          <table:table-cell table:style-name="ce84" table:number-columns-repeated="2"/>
          <table:table-cell table:style-name="ce18" table:number-columns-repeated="17"/>
          <table:table-cell table:number-columns-repeated="996"/>
        </table:table-row>
        <table:table-row table:style-name="ro4">
          <table:table-cell table:style-name="ce15" office:value-type="string" calcext:value-type="string">
            <text:p>Hücrelerdeki yorumları önemseyelim.</text:p>
          </table:table-cell>
          <table:table-cell table:style-name="ce18" table:number-columns-repeated="6"/>
          <table:table-cell table:style-name="ce74" table:formula="of:=IF([.B3]&lt;6;HUDDAM([.J12];&quot;SUFLI&quot;);HUDDAM([.J12];&quot;SUFLI&quot;;1))" office:value-type="string" office:string-value="قيزيوش" calcext:value-type="string">
            <text:p>قيزيوش</text:p>
          </table:table-cell>
          <table:table-cell table:style-name="ce74" table:formula="of:=IF([.B3]&lt;6;HUDDAM([.J12];&quot;ŞER&quot;);HUDDAM([.J12];&quot;ŞER&quot;;1))" office:value-type="string" office:string-value="قيدطيش" calcext:value-type="string">
            <text:p>قيدطيش</text:p>
          </table:table-cell>
          <table:table-cell table:style-name="ce74" table:formula="of:=IF([.B3]&lt;6;HUDDAM([.J12];&quot;اروت&quot;);HUDDAM([.J12];&quot;اروت&quot;;1))" office:value-type="string" office:string-value="قفزاروت" calcext:value-type="string">
            <text:p>قفزاروت</text:p>
          </table:table-cell>
          <table:table-cell table:style-name="ce18" table:number-columns-repeated="18"/>
          <table:table-cell table:number-columns-repeated="996"/>
        </table:table-row>
        <table:table-row table:style-name="ro8">
          <table:table-cell table:style-name="ce15" office:value-type="string" calcext:value-type="string">
            <text:p>En doğru hesap iddası taşımamayı anlayalım.</text:p>
          </table:table-cell>
          <table:table-cell table:style-name="ce18" table:number-columns-repeated="6"/>
          <table:table-cell table:style-name="ce18" office:value-type="string" calcext:value-type="string">
            <text:p>Sufli</text:p>
          </table:table-cell>
          <table:table-cell table:style-name="ce18" office:value-type="string" calcext:value-type="string">
            <text:p>Şer</text:p>
          </table:table-cell>
          <table:table-cell table:style-name="ce18" office:value-type="string" calcext:value-type="string">
            <text:p>Gizli Güçler</text:p>
          </table:table-cell>
          <table:table-cell table:style-name="ce18" table:number-columns-repeated="18"/>
          <table:table-cell table:number-columns-repeated="996"/>
        </table:table-row>
        <table:table-row table:style-name="ro3">
          <table:table-cell table:style-name="ce16" office:value-type="string" calcext:value-type="string">
            <text:p><text:a xlink:href="https://youtu.be/QeXGj-AOqcY" xlink:type="simple">https://youtu.be/QeXGj-AOqcY</text:a></text:p>
          </table:table-cell>
          <table:table-cell table:style-name="ce159" office:value-type="string" calcext:value-type="string" table:number-columns-spanned="10" table:number-rows-spanned="1">
            <text:p>القارئ عبد الرحمن الماجد - سورة الفاتحة و آيات الرزق كل آية مكررة 3مرات رقية قوية بإذن الله</text:p>
          </table:table-cell>
          <table:covered-table-cell table:number-columns-repeated="9"/>
          <table:table-cell table:style-name="ce18" table:number-columns-repeated="17"/>
          <table:table-cell table:number-columns-repeated="996"/>
        </table:table-row>
        <table:table-row table:style-name="ro7">
          <table:table-cell table:style-name="ce17" office:value-type="string" calcext:value-type="string">
            <text:p><text:a xlink:href="https://t.co/ekHkxld01Y" xlink:type="simple">youtu.be/Eo2P-MGH_FY</text:a></text:p>
          </table:table-cell>
          <table:table-cell table:style-name="ce18" office:value-type="string" calcext:value-type="string">
            <text:p>ال</text:p>
          </table:table-cell>
          <table:table-cell table:style-name="ce18" table:number-columns-repeated="26"/>
          <table:table-cell table:number-columns-repeated="996"/>
        </table:table-row>
        <table:table-row table:style-name="ro7">
          <table:table-cell table:style-name="ce17" office:value-type="string" calcext:value-type="string">
            <text:p><text:a xlink:href="https://t.co/vEnJYs52YF" xlink:type="simple">youtu.be/bJyqJXCgcXw</text:a></text:p>
          </table:table-cell>
          <table:table-cell table:style-name="ce18" office:value-type="string" calcext:value-type="string">
            <text:p>م</text:p>
          </table:table-cell>
          <table:table-cell table:style-name="ce18" table:number-columns-repeated="26"/>
          <table:table-cell table:number-columns-repeated="996"/>
        </table:table-row>
        <table:table-row table:style-name="ro7">
          <table:table-cell table:style-name="ce17" office:value-type="string" calcext:value-type="string">
            <text:p><text:a xlink:href="https://t.co/dr7f9H4yjn" xlink:type="simple">youtu.be/1IMh51R7CFw</text:a></text:p>
          </table:table-cell>
          <table:table-cell table:style-name="ce18" office:value-type="string" calcext:value-type="string">
            <text:p>ن</text:p>
          </table:table-cell>
          <table:table-cell table:style-name="ce18"/>
          <table:table-cell table:style-name="ce37" office:value-type="string" calcext:value-type="string" table:number-columns-spanned="3" table:number-rows-spanned="2">
            <text:p><text:a xlink:href="https://tinyurl.com/huddam" xlink:type="simple">https://tinyurl.com/huddam</text:a></text:p>
          </table:table-cell>
          <table:covered-table-cell table:number-columns-repeated="2"/>
          <table:table-cell table:style-name="ce60" office:value-type="string" calcext:value-type="string" table:number-columns-spanned="3" table:number-rows-spanned="2">
            <text:p><text:a xlink:href="https://ebced.abdil.one/" xlink:type="simple">https://ebced.abdil.one/</text:a></text:p>
          </table:table-cell>
          <table:covered-table-cell table:number-columns-repeated="2"/>
          <table:table-cell table:style-name="ce18" table:number-columns-repeated="19"/>
          <table:table-cell table:number-columns-repeated="996"/>
        </table:table-row>
        <table:table-row table:style-name="ro7">
          <table:table-cell table:style-name="ce17" office:value-type="string" calcext:value-type="string">
            <text:p><text:a xlink:href="https://t.co/dgQ6rpy6AR" xlink:type="simple">youtu.be/eyVoxNu-V6s</text:a></text:p>
          </table:table-cell>
          <table:table-cell table:style-name="ce18" office:value-type="string" calcext:value-type="string">
            <text:p>ت</text:p>
          </table:table-cell>
          <table:table-cell table:style-name="ce18"/>
          <table:covered-table-cell table:number-columns-repeated="6"/>
          <table:table-cell table:style-name="ce18" table:number-columns-repeated="19"/>
          <table:table-cell table:number-columns-repeated="996"/>
        </table:table-row>
        <table:table-row table:style-name="ro7">
          <table:table-cell table:style-name="ce17" office:value-type="string" calcext:value-type="string">
            <text:p><text:a xlink:href="https://t.co/mBtNFFIfgc" xlink:type="simple">youtu.be/I-WXavCKFQo</text:a></text:p>
          </table:table-cell>
          <table:table-cell table:style-name="ce18" office:value-type="string" calcext:value-type="string">
            <text:p>ق</text:p>
          </table:table-cell>
          <table:table-cell table:style-name="ce18" table:number-columns-repeated="26"/>
          <table:table-cell table:number-columns-repeated="996"/>
        </table:table-row>
        <table:table-row table:style-name="ro7">
          <table:table-cell table:style-name="ce17" office:value-type="string" calcext:value-type="string">
            <text:p><text:a xlink:href="https://t.co/os7FQbP9ON" xlink:type="simple">youtu.be/K_qlwsIjXK0</text:a></text:p>
          </table:table-cell>
          <table:table-cell table:style-name="ce18" office:value-type="string" calcext:value-type="string">
            <text:p>م</text:p>
          </table:table-cell>
          <table:table-cell table:style-name="ce18" table:number-columns-repeated="26"/>
          <table:table-cell table:number-columns-repeated="996"/>
        </table:table-row>
        <table:table-row table:style-name="ro8">
          <table:table-cell table:style-name="ce147" office:value-type="string" calcext:value-type="string">
            <text:p>Sayfanın devamına böyle bağlantılar...</text:p>
          </table:table-cell>
          <table:table-cell table:style-name="ce18" table:number-columns-repeated="27"/>
          <table:table-cell table:number-columns-repeated="996"/>
        </table:table-row>
        <table:table-row table:style-name="ro7">
          <table:table-cell table:style-name="ce19" office:value-type="string" calcext:value-type="string">
            <text:p><text:a xlink:href="https://dosya.org/dvcbd" xlink:type="simple">https://dosya.org/dvcbd</text:a></text:p>
          </table:table-cell>
          <table:table-cell table:style-name="ce29" office:value-type="string" calcext:value-type="string" table:number-columns-spanned="3" table:number-rows-spanned="1">
            <text:p>Dosyanın LibreOffice sürümü 🢡NEW!</text:p>
          </table:table-cell>
          <table:covered-table-cell table:number-columns-repeated="2" table:style-name="ce26"/>
          <table:table-cell table:style-name="ce42" office:value-type="string" calcext:value-type="string" table:number-columns-spanned="3" table:number-rows-spanned="1">
            <text:p>makroları dosyaya ilişik</text:p>
          </table:table-cell>
          <table:covered-table-cell table:style-name="ce26"/>
          <table:covered-table-cell table:style-name="ce36"/>
          <table:table-cell table:style-name="ce18" table:number-columns-repeated="21"/>
          <table:table-cell table:number-columns-repeated="996"/>
        </table:table-row>
        <table:table-row table:style-name="ro8">
          <table:table-cell table:style-name="ce147" office:value-type="string" calcext:value-type="string">
            <text:p>by the power of the grey skull !</text:p>
          </table:table-cell>
          <table:table-cell table:style-name="ce18" table:number-columns-repeated="27"/>
          <table:table-cell table:number-columns-repeated="996"/>
        </table:table-row>
        <table:table-row table:style-name="ro8">
          <table:table-cell table:style-name="ce147" office:value-type="string" calcext:value-type="string">
            <text:p>Bu sayfadan daha fazlasını yapabilirsin</text:p>
          </table:table-cell>
          <table:table-cell table:style-name="ce18" table:number-columns-repeated="27"/>
          <table:table-cell table:number-columns-repeated="996"/>
        </table:table-row>
        <table:table-row table:style-name="ro8">
          <table:table-cell table:style-name="ce147" office:value-type="string" calcext:value-type="string">
            <text:p>makroları kullan.</text:p>
          </table:table-cell>
          <table:table-cell table:style-name="ce18" table:number-columns-repeated="27"/>
          <table:table-cell table:number-columns-repeated="996"/>
        </table:table-row>
        <table:table-row table:style-name="ro8" table:number-rows-repeated="965">
          <table:table-cell table:style-name="ce18" table:number-columns-repeated="28"/>
          <table:table-cell table:number-columns-repeated="996"/>
        </table:table-row>
        <table:table-row table:style-name="ro10" table:number-rows-repeated="1047572">
          <table:table-cell table:number-columns-repeated="1024"/>
        </table:table-row>
        <table:table-row table:style-name="ro10">
          <table:table-cell table:number-columns-repeated="1024"/>
        </table:table-row>
        <calcext:conditional-formats>
          <calcext:conditional-format calcext:target-range-address="'4ncü Derece'.F3:'4ncü Derece'.F3 '4ncü Derece'.F5:'4ncü Derece'.F17">
            <calcext:condition calcext:apply-style-name="ConditionalStyle_1" calcext:value="=&quot;Ekle&quot;" calcext:base-cell-address="'4ncü Derece'.F3"/>
          </calcext:conditional-format>
          <calcext:conditional-format calcext:target-range-address="'4ncü Derece'.F3:'4ncü Derece'.F3 '4ncü Derece'.F5:'4ncü Derece'.F17">
            <calcext:condition calcext:apply-style-name="ConditionalStyle_2" calcext:value="=&quot;Çıkar&quot;" calcext:base-cell-address="'4ncü Derece'.F3"/>
          </calcext:conditional-format>
          <calcext:conditional-format calcext:target-range-address="'4ncü Derece'.D3:'4ncü Derece'.D3 '4ncü Derece'.D5:'4ncü Derece'.D17">
            <calcext:condition calcext:apply-style-name="ConditionalStyle_3" calcext:value="=0" calcext:base-cell-address="'4ncü Derece'.D3"/>
          </calcext:conditional-format>
          <calcext:conditional-format calcext:target-range-address="'4ncü Derece'.A3:'4ncü Derece'.A3 '4ncü Derece'.A5:'4ncü Derece'.A17">
            <calcext:condition calcext:apply-style-name="ConditionalStyle_4" calcext:value="formula-is(LEN(TRIM([.A3]))&gt;0)" calcext:base-cell-address="'4ncü Derece'.A3"/>
          </calcext:conditional-format>
        </calcext:conditional-formats>
      </table:table>
      <table:table table:name="Ebced Ayrıntıları" table:style-name="ta2">
        <table:table-column table:style-name="co8" table:number-columns-repeated="3" table:default-cell-style-name="Default"/>
        <table:table-column table:style-name="co6" table:number-columns-repeated="1021" table:default-cell-style-name="Default"/>
        <table:table-row table:style-name="ro3">
          <table:table-cell table:style-name="ce210" table:number-columns-spanned="3" table:number-rows-spanned="1"/>
          <table:covered-table-cell table:number-columns-repeated="2" table:style-name="ce210"/>
          <table:table-cell table:number-columns-repeated="1021"/>
        </table:table-row>
        <table:table-row table:style-name="ro3">
          <table:table-cell table:style-name="ce112" table:formula="of:=[$'4ncü Derece'.A2]" office:value-type="string" office:string-value="🠳 Arapça İsim 🠳" calcext:value-type="string">
            <text:p>🠳 Arapça İsim 🠳</text:p>
          </table:table-cell>
          <table:table-cell table:style-name="ce246" table:formula="of:=[$'4ncü Derece'.A18]" office:value-type="string" office:string-value="Tablo kodu: Sağir ebced değeri 🜨" calcext:value-type="string">
            <text:p>Tablo kodu: Sağir ebced değeri 🜨</text:p>
          </table:table-cell>
          <table:table-cell table:style-name="ce112" office:value-type="string" calcext:value-type="string">
            <text:p>Kelime</text:p>
          </table:table-cell>
          <table:table-cell table:number-columns-repeated="1021"/>
        </table:table-row>
        <table:table-row table:style-name="ro11">
          <table:table-cell table:style-name="ce242" table:formula="of:=[$'4ncü Derece'.A3]" office:value-type="string" office:string-value="باسط" calcext:value-type="string">
            <text:p>باسط</text:p>
          </table:table-cell>
          <table:table-cell table:style-name="ce247" table:formula="of:=IF([$'4ncü Derece'.C3]=1;ABJAD(SAF([$'4ncü Derece'.A3];&quot;&quot;);[$'4ncü Derece'.B3];[$'4ncü Derece'.C3];1);ABJAD([$'4ncü Derece'.A3];[$'4ncü Derece'.B3];[$'4ncü Derece'.C3];1))" office:value-type="string" office:string-value="[ب=2][ا=1][س=60][ط=9]" calcext:value-type="string">
            <text:p>[ب=2][ا=1][س=60][ط=9]</text:p>
          </table:table-cell>
          <table:table-cell table:style-name="ce247" table:formula="of:=IF([$'4ncü Derece'.C3]=1;WORDBYWORD(SAF([$'4ncü Derece'.A3];&quot;&quot;);[$'4ncü Derece'.B3];[$'4ncü Derece'.D3]);WORDBYWORD([$'4ncü Derece'.A3];[$'4ncü Derece'.B3];[$'4ncü Derece'.C3]))" office:value-type="string" office:string-value="باسط ₍₇₂₎ " calcext:value-type="string">
            <text:p>باسط ₍₇₂₎ </text:p>
          </table:table-cell>
          <table:table-cell table:number-columns-repeated="1021"/>
        </table:table-row>
        <table:table-row table:style-name="ro3">
          <table:table-cell table:style-name="ce112" table:formula="of:=[$'4ncü Derece'.A4]" office:value-type="string" office:string-value="🠳 Arapça Metin Girişi 🠳" calcext:value-type="string">
            <text:p>🠳 Arapça Metin Girişi 🠳</text:p>
          </table:table-cell>
          <table:table-cell table:style-name="ce246" table:formula="of:=[$'4ncü Derece'.A18]" office:value-type="string" office:string-value="Tablo kodu: Sağir ebced değeri 🜨" calcext:value-type="string">
            <text:p>Tablo kodu: Sağir ebced değeri 🜨</text:p>
          </table:table-cell>
          <table:table-cell table:style-name="ce112" office:value-type="string" calcext:value-type="string">
            <text:p>Kelime</text:p>
          </table:table-cell>
          <table:table-cell table:number-columns-repeated="1021"/>
        </table:table-row>
        <table:table-row table:style-name="ro11">
          <table:table-cell table:style-name="ce243" table:formula="of:=[$'4ncü Derece'.A5]" office:value-type="float" office:value="0" calcext:value-type="float">
            <text:p>0</text:p>
          </table:table-cell>
          <table:table-cell table:style-name="ce247" table:formula="of:=IF([$'4ncü Derece'.C5]=1;ABJAD(SAF([$'4ncü Derece'.A5];&quot;&quot;);[$'4ncü Derece'.B5];[$'4ncü Derece'.C5];1);ABJAD([$'4ncü Derece'.A5];[$'4ncü Derece'.B5];[$'4ncü Derece'.C5];1))">
            <text:p/>
          </table:table-cell>
          <table:table-cell table:style-name="ce247" table:formula="of:=IF([$'4ncü Derece'.C5]=1;WORDBYWORD(SAF([$'4ncü Derece'.A5];&quot;&quot;);[$'4ncü Derece'.B5];[$'4ncü Derece'.D5]);WORDBYWORD([$'4ncü Derece'.A5];[$'4ncü Derece'.B5];[$'4ncü Derece'.C5]))" office:value-type="string" office:string-value=" ₍₀₎ " calcext:value-type="string">
            <text:p><text:s/>₍₀₎ </text:p>
          </table:table-cell>
          <table:table-cell table:number-columns-repeated="1021"/>
        </table:table-row>
        <table:table-row table:style-name="ro11">
          <table:table-cell table:style-name="ce243" table:formula="of:=[$'4ncü Derece'.A6]" office:value-type="float" office:value="0" calcext:value-type="float">
            <text:p>0</text:p>
          </table:table-cell>
          <table:table-cell table:style-name="ce247" table:formula="of:=IF([$'4ncü Derece'.C6]=1;ABJAD(SAF([$'4ncü Derece'.A6];&quot;&quot;);[$'4ncü Derece'.B6];[$'4ncü Derece'.C6];1);ABJAD([$'4ncü Derece'.A6];[$'4ncü Derece'.B6];[$'4ncü Derece'.C6];1))">
            <text:p/>
          </table:table-cell>
          <table:table-cell table:style-name="ce247" table:formula="of:=IF([$'4ncü Derece'.C6]=1;WORDBYWORD(SAF([$'4ncü Derece'.A6];&quot;&quot;);[$'4ncü Derece'.B6];[$'4ncü Derece'.D6]);WORDBYWORD([$'4ncü Derece'.A6];[$'4ncü Derece'.B6];[$'4ncü Derece'.C6]))" office:value-type="string" office:string-value=" ₍₀₎ " calcext:value-type="string">
            <text:p><text:s/>₍₀₎ </text:p>
          </table:table-cell>
          <table:table-cell table:number-columns-repeated="1021"/>
        </table:table-row>
        <table:table-row table:style-name="ro11">
          <table:table-cell table:style-name="ce243" table:formula="of:=[$'4ncü Derece'.A7]" office:value-type="float" office:value="0" calcext:value-type="float">
            <text:p>0</text:p>
          </table:table-cell>
          <table:table-cell table:style-name="ce247" table:formula="of:=IF([$'4ncü Derece'.C7]=1;ABJAD(SAF([$'4ncü Derece'.A7];&quot;&quot;);[$'4ncü Derece'.B7];[$'4ncü Derece'.C7];1);ABJAD([$'4ncü Derece'.A7];[$'4ncü Derece'.B7];[$'4ncü Derece'.C7];1))">
            <text:p/>
          </table:table-cell>
          <table:table-cell table:style-name="ce247" table:formula="of:=IF([$'4ncü Derece'.C7]=1;WORDBYWORD(SAF([$'4ncü Derece'.A7];&quot;&quot;);[$'4ncü Derece'.B7];[$'4ncü Derece'.D7]);WORDBYWORD([$'4ncü Derece'.A7];[$'4ncü Derece'.B7];[$'4ncü Derece'.C7]))" office:value-type="string" office:string-value=" ₍₀₎ " calcext:value-type="string">
            <text:p><text:s/>₍₀₎ </text:p>
          </table:table-cell>
          <table:table-cell table:number-columns-repeated="1021"/>
        </table:table-row>
        <table:table-row table:style-name="ro11">
          <table:table-cell table:style-name="ce243" table:formula="of:=[$'4ncü Derece'.A8]" office:value-type="float" office:value="0" calcext:value-type="float">
            <text:p>0</text:p>
          </table:table-cell>
          <table:table-cell table:style-name="ce247" table:formula="of:=IF([$'4ncü Derece'.C8]=1;ABJAD(SAF([$'4ncü Derece'.A8];&quot;&quot;);[$'4ncü Derece'.B8];[$'4ncü Derece'.C8];1);ABJAD([$'4ncü Derece'.A8];[$'4ncü Derece'.B8];[$'4ncü Derece'.C8];1))">
            <text:p/>
          </table:table-cell>
          <table:table-cell table:style-name="ce247" table:formula="of:=IF([$'4ncü Derece'.C8]=1;WORDBYWORD(SAF([$'4ncü Derece'.A8];&quot;&quot;);[$'4ncü Derece'.B8];[$'4ncü Derece'.D8]);WORDBYWORD([$'4ncü Derece'.A8];[$'4ncü Derece'.B8];[$'4ncü Derece'.C8]))" office:value-type="string" office:string-value=" ₍₀₎ " calcext:value-type="string">
            <text:p><text:s/>₍₀₎ </text:p>
          </table:table-cell>
          <table:table-cell table:number-columns-repeated="1021"/>
        </table:table-row>
        <table:table-row table:style-name="ro11">
          <table:table-cell table:style-name="ce243" table:formula="of:=[$'4ncü Derece'.A9]" office:value-type="float" office:value="0" calcext:value-type="float">
            <text:p>0</text:p>
          </table:table-cell>
          <table:table-cell table:style-name="ce247" table:formula="of:=IF([$'4ncü Derece'.C9]=1;ABJAD(SAF([$'4ncü Derece'.A9];&quot;&quot;);[$'4ncü Derece'.B9];[$'4ncü Derece'.C9];1);ABJAD([$'4ncü Derece'.A9];[$'4ncü Derece'.B9];[$'4ncü Derece'.C9];1))">
            <text:p/>
          </table:table-cell>
          <table:table-cell table:style-name="ce247" table:formula="of:=IF([$'4ncü Derece'.C9]=1;WORDBYWORD(SAF([$'4ncü Derece'.A9];&quot;&quot;);[$'4ncü Derece'.B9];[$'4ncü Derece'.D9]);WORDBYWORD([$'4ncü Derece'.A9];[$'4ncü Derece'.B9];[$'4ncü Derece'.C9]))" office:value-type="string" office:string-value=" ₍₀₎ " calcext:value-type="string">
            <text:p><text:s/>₍₀₎ </text:p>
          </table:table-cell>
          <table:table-cell table:number-columns-repeated="1021"/>
        </table:table-row>
        <table:table-row table:style-name="ro11">
          <table:table-cell table:style-name="ce243" table:formula="of:=[$'4ncü Derece'.A10]" office:value-type="float" office:value="0" calcext:value-type="float">
            <text:p>0</text:p>
          </table:table-cell>
          <table:table-cell table:style-name="ce247" table:formula="of:=IF([$'4ncü Derece'.C10]=1;ABJAD(SAF([$'4ncü Derece'.A10];&quot;&quot;);[$'4ncü Derece'.B10];[$'4ncü Derece'.C10];1);ABJAD([$'4ncü Derece'.A10];[$'4ncü Derece'.B10];[$'4ncü Derece'.C10];1))">
            <text:p/>
          </table:table-cell>
          <table:table-cell table:style-name="ce247" table:formula="of:=IF([$'4ncü Derece'.C10]=1;WORDBYWORD(SAF([$'4ncü Derece'.A10];&quot;&quot;);[$'4ncü Derece'.B10];[$'4ncü Derece'.D10]);WORDBYWORD([$'4ncü Derece'.A10];[$'4ncü Derece'.B10];[$'4ncü Derece'.C10]))" office:value-type="string" office:string-value=" ₍₀₎ " calcext:value-type="string">
            <text:p><text:s/>₍₀₎ </text:p>
          </table:table-cell>
          <table:table-cell table:number-columns-repeated="1021"/>
        </table:table-row>
        <table:table-row table:style-name="ro11">
          <table:table-cell table:style-name="ce243" table:formula="of:=[$'4ncü Derece'.A11]" office:value-type="float" office:value="0" calcext:value-type="float">
            <text:p>0</text:p>
          </table:table-cell>
          <table:table-cell table:style-name="ce247" table:formula="of:=IF([$'4ncü Derece'.C11]=1;ABJAD(SAF([$'4ncü Derece'.A11];&quot;&quot;);[$'4ncü Derece'.B11];[$'4ncü Derece'.C11];1);ABJAD([$'4ncü Derece'.A11];[$'4ncü Derece'.B11];[$'4ncü Derece'.C11];1))">
            <text:p/>
          </table:table-cell>
          <table:table-cell table:style-name="ce247" table:formula="of:=IF([$'4ncü Derece'.C11]=1;WORDBYWORD(SAF([$'4ncü Derece'.A11];&quot;&quot;);[$'4ncü Derece'.B11];[$'4ncü Derece'.D11]);WORDBYWORD([$'4ncü Derece'.A11];[$'4ncü Derece'.B11];[$'4ncü Derece'.C11]))" office:value-type="string" office:string-value=" ₍₀₎ " calcext:value-type="string">
            <text:p><text:s/>₍₀₎ </text:p>
          </table:table-cell>
          <table:table-cell table:number-columns-repeated="1021"/>
        </table:table-row>
        <table:table-row table:style-name="ro11">
          <table:table-cell table:style-name="ce243" table:formula="of:=[$'4ncü Derece'.A12]" office:value-type="float" office:value="0" calcext:value-type="float">
            <text:p>0</text:p>
          </table:table-cell>
          <table:table-cell table:style-name="ce247" table:formula="of:=IF([$'4ncü Derece'.C12]=1;ABJAD(SAF([$'4ncü Derece'.A12];&quot;&quot;);[$'4ncü Derece'.B12];[$'4ncü Derece'.C12];1);ABJAD([$'4ncü Derece'.A12];[$'4ncü Derece'.B12];[$'4ncü Derece'.C12];1))">
            <text:p/>
          </table:table-cell>
          <table:table-cell table:style-name="ce247" table:formula="of:=IF([$'4ncü Derece'.C12]=1;WORDBYWORD(SAF([$'4ncü Derece'.A12];&quot;&quot;);[$'4ncü Derece'.B12];[$'4ncü Derece'.D12]);WORDBYWORD([$'4ncü Derece'.A12];[$'4ncü Derece'.B12];[$'4ncü Derece'.C12]))" office:value-type="string" office:string-value=" ₍₀₎ " calcext:value-type="string">
            <text:p><text:s/>₍₀₎ </text:p>
          </table:table-cell>
          <table:table-cell table:number-columns-repeated="1021"/>
        </table:table-row>
        <table:table-row table:style-name="ro11">
          <table:table-cell table:style-name="ce243" table:formula="of:=[$'4ncü Derece'.A13]" office:value-type="float" office:value="0" calcext:value-type="float">
            <text:p>0</text:p>
          </table:table-cell>
          <table:table-cell table:style-name="ce247" table:formula="of:=IF([$'4ncü Derece'.C13]=1;ABJAD(SAF([$'4ncü Derece'.A13];&quot;&quot;);[$'4ncü Derece'.B13];[$'4ncü Derece'.C13];1);ABJAD([$'4ncü Derece'.A13];[$'4ncü Derece'.B13];[$'4ncü Derece'.C13];1))">
            <text:p/>
          </table:table-cell>
          <table:table-cell table:style-name="ce247" table:formula="of:=IF([$'4ncü Derece'.C13]=1;WORDBYWORD(SAF([$'4ncü Derece'.A13];&quot;&quot;);[$'4ncü Derece'.B13];[$'4ncü Derece'.D13]);WORDBYWORD([$'4ncü Derece'.A13];[$'4ncü Derece'.B13];[$'4ncü Derece'.C13]))" office:value-type="string" office:string-value=" ₍₀₎ " calcext:value-type="string">
            <text:p><text:s/>₍₀₎ </text:p>
          </table:table-cell>
          <table:table-cell table:number-columns-repeated="1021"/>
        </table:table-row>
        <table:table-row table:style-name="ro11">
          <table:table-cell table:style-name="ce243" table:formula="of:=[$'4ncü Derece'.A14]" office:value-type="float" office:value="0" calcext:value-type="float">
            <text:p>0</text:p>
          </table:table-cell>
          <table:table-cell table:style-name="ce247" table:formula="of:=IF([$'4ncü Derece'.C14]=1;ABJAD(SAF([$'4ncü Derece'.A14];&quot;&quot;);[$'4ncü Derece'.B14];[$'4ncü Derece'.C14];1);ABJAD([$'4ncü Derece'.A14];[$'4ncü Derece'.B14];[$'4ncü Derece'.C14];1))">
            <text:p/>
          </table:table-cell>
          <table:table-cell table:style-name="ce247" table:formula="of:=IF([$'4ncü Derece'.C14]=1;WORDBYWORD(SAF([$'4ncü Derece'.A14];&quot;&quot;);[$'4ncü Derece'.B14];[$'4ncü Derece'.D14]);WORDBYWORD([$'4ncü Derece'.A14];[$'4ncü Derece'.B14];[$'4ncü Derece'.C14]))" office:value-type="string" office:string-value=" ₍₀₎ " calcext:value-type="string">
            <text:p><text:s/>₍₀₎ </text:p>
          </table:table-cell>
          <table:table-cell table:number-columns-repeated="1021"/>
        </table:table-row>
        <table:table-row table:style-name="ro11">
          <table:table-cell table:style-name="ce243" table:formula="of:=[$'4ncü Derece'.A15]" office:value-type="float" office:value="0" calcext:value-type="float">
            <text:p>0</text:p>
          </table:table-cell>
          <table:table-cell table:style-name="ce247" table:formula="of:=IF([$'4ncü Derece'.C15]=1;ABJAD(SAF([$'4ncü Derece'.A15];&quot;&quot;);[$'4ncü Derece'.B15];[$'4ncü Derece'.C15];1);ABJAD([$'4ncü Derece'.A15];[$'4ncü Derece'.B15];[$'4ncü Derece'.C15];1))">
            <text:p/>
          </table:table-cell>
          <table:table-cell table:style-name="ce247" table:formula="of:=IF([$'4ncü Derece'.C15]=1;WORDBYWORD(SAF([$'4ncü Derece'.A15];&quot;&quot;);[$'4ncü Derece'.B15];[$'4ncü Derece'.D15]);WORDBYWORD([$'4ncü Derece'.A15];[$'4ncü Derece'.B15];[$'4ncü Derece'.C15]))" office:value-type="string" office:string-value=" ₍₀₎ " calcext:value-type="string">
            <text:p><text:s/>₍₀₎ </text:p>
          </table:table-cell>
          <table:table-cell table:number-columns-repeated="1021"/>
        </table:table-row>
        <table:table-row table:style-name="ro11">
          <table:table-cell table:style-name="ce243" table:formula="of:=[$'4ncü Derece'.A16]" office:value-type="float" office:value="0" calcext:value-type="float">
            <text:p>0</text:p>
          </table:table-cell>
          <table:table-cell table:style-name="ce247" table:formula="of:=IF([$'4ncü Derece'.C16]=1;ABJAD(SAF([$'4ncü Derece'.A16];&quot;&quot;);[$'4ncü Derece'.B16];[$'4ncü Derece'.C16];1);ABJAD([$'4ncü Derece'.A16];[$'4ncü Derece'.B16];[$'4ncü Derece'.C16];1))">
            <text:p/>
          </table:table-cell>
          <table:table-cell table:style-name="ce247" table:formula="of:=IF([$'4ncü Derece'.C16]=1;WORDBYWORD(SAF([$'4ncü Derece'.A16];&quot;&quot;);[$'4ncü Derece'.B16];[$'4ncü Derece'.D16]);WORDBYWORD([$'4ncü Derece'.A16];[$'4ncü Derece'.B16];[$'4ncü Derece'.C16]))" office:value-type="string" office:string-value=" ₍₀₎ " calcext:value-type="string">
            <text:p><text:s/>₍₀₎ </text:p>
          </table:table-cell>
          <table:table-cell table:number-columns-repeated="1021"/>
        </table:table-row>
        <table:table-row table:style-name="ro11">
          <table:table-cell table:style-name="ce243" table:formula="of:=[$'4ncü Derece'.A17]" office:value-type="float" office:value="0" calcext:value-type="float">
            <text:p>0</text:p>
          </table:table-cell>
          <table:table-cell table:style-name="ce247" table:formula="of:=IF([$'4ncü Derece'.C17]=1;ABJAD(SAF([$'4ncü Derece'.A17];&quot;&quot;);[$'4ncü Derece'.B17];[$'4ncü Derece'.C17];1);ABJAD([$'4ncü Derece'.A17];[$'4ncü Derece'.B17];[$'4ncü Derece'.C17];1))">
            <text:p/>
          </table:table-cell>
          <table:table-cell table:style-name="ce247" table:formula="of:=IF([$'4ncü Derece'.C17]=1;WORDBYWORD(SAF([$'4ncü Derece'.A17];&quot;&quot;);[$'4ncü Derece'.B17];[$'4ncü Derece'.D17]);WORDBYWORD([$'4ncü Derece'.A17];[$'4ncü Derece'.B17];[$'4ncü Derece'.C17]))" office:value-type="string" office:string-value=" ₍₀₎ " calcext:value-type="string">
            <text:p><text:s/>₍₀₎ </text:p>
          </table:table-cell>
          <table:table-cell table:number-columns-repeated="1021"/>
        </table:table-row>
        <table:table-row table:style-name="ro3">
          <table:table-cell table:style-name="ce114" office:value-type="string" calcext:value-type="string">
            <text:p>Şedde Ayarı 🢡</text:p>
          </table:table-cell>
          <table:table-cell table:style-name="ce114" table:formula="of:=IF([$'4ncü Derece'.C3] = 1; &quot;Şeddeli harfi tek sefer hesaba kat&quot;; &quot;Şeddeli harfi iki kere hesaba kat&quot;)" office:value-type="string" office:string-value="Şeddeli harfi tek sefer hesaba kat" calcext:value-type="string">
            <text:p>Şeddeli harfi tek sefer hesaba kat</text:p>
          </table:table-cell>
          <table:table-cell table:style-name="ce114" office:value-type="string" calcext:value-type="string">
            <text:p>Kelime</text:p>
          </table:table-cell>
          <table:table-cell table:number-columns-repeated="1021"/>
        </table:table-row>
        <table:table-row table:style-name="ro8" table:number-rows-repeated="985">
          <table:table-cell table:style-name="ce115"/>
          <table:table-cell table:style-name="ce117"/>
          <table:table-cell table:number-columns-repeated="1022"/>
        </table:table-row>
        <table:table-row table:style-name="ro10" table:number-rows-repeated="1047572">
          <table:table-cell table:number-columns-repeated="1024"/>
        </table:table-row>
        <table:table-row table:style-name="ro10">
          <table:table-cell table:number-columns-repeated="1024"/>
        </table:table-row>
      </table:table>
      <table:table table:name="Vefk Hakkında Yardım" table:style-name="ta3">
        <table:table-column table:style-name="co9" table:default-cell-style-name="Default"/>
        <table:table-column table:style-name="co10" table:default-cell-style-name="Default"/>
        <table:table-column table:style-name="co6" table:number-columns-repeated="1022" table:default-cell-style-name="Default"/>
        <table:table-row table:style-name="ro7">
          <table:table-cell table:style-name="ce118" office:value-type="string" calcext:value-type="string">
            <text:p><text:a xlink:href="https://tinyurl.com/1v3fk" xlink:type="simple">https://tinyurl.com/1v3fk için yardımcı not</text:a></text:p>
          </table:table-cell>
          <table:table-cell table:style-name="ce125"/>
          <table:table-cell table:number-columns-repeated="1022"/>
        </table:table-row>
        <table:table-row table:style-name="ro8">
          <table:table-cell table:style-name="ce119"/>
          <table:table-cell table:style-name="ce126"/>
          <table:table-cell table:number-columns-repeated="1022"/>
        </table:table-row>
        <table:table-row table:style-name="ro7">
          <table:table-cell table:style-name="ce119" office:value-type="string" calcext:value-type="string">
            <text:p>AÇIKLAMA</text:p>
          </table:table-cell>
          <table:table-cell table:style-name="ce126"/>
          <table:table-cell table:number-columns-repeated="1022"/>
        </table:table-row>
        <table:table-row table:style-name="ro8" table:number-rows-repeated="2">
          <table:table-cell table:style-name="ce120"/>
          <table:table-cell table:style-name="ce126"/>
          <table:table-cell table:number-columns-repeated="1022"/>
        </table:table-row>
        <table:table-row table:style-name="ro12">
          <table:table-cell table:style-name="ce120" office:value-type="string" calcext:value-type="string">
            <text:p>Bu Google E-tablolar sayfası; Sahur Özel’in Ebced Hesaplayan Makrolarını Kullanarak hesaplamalar yapmakta ve merkez hanesine arapça isminizi yerleştirebileceğiniz müselles yani 3’lü bir sihirli kare hesaplatmaktadır. Bunu hint rakamlarıyla yazdığı için gelenekteki ismiyle müselles vefk adını alır.</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13">
          <table:table-cell table:style-name="ce120" office:value-type="string" calcext:value-type="string">
            <text:p>Kendiniz için olağan kaideleriyle bir vefk hesaplatmak istediğinizde şu aşamaları takip etmelisiniz:</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13">
          <table:table-cell table:style-name="ce120" office:value-type="string" calcext:value-type="string">
            <text:p>1 – A2 hücresine arapça isminizi ve validenizin ismini erkekseniz isminiz BİN validenizin ismi; kadınsanız isminiz BİNTİ validenizin ismi şeklinde girersiniz.</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13">
          <table:table-cell table:style-name="ce120" office:value-type="string" calcext:value-type="string">
            <text:p>2 – B2 hücresinden geleneksel hesap yöntemi olan 1’i yani sağir ebced tablosunu seçmelisiniz.</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13">
          <table:table-cell table:style-name="ce120" office:value-type="string" calcext:value-type="string">
            <text:p>3 – B3 hücresinden şeddeli harfleri tek sefer hesaba katmak için 1; iki kere hesaplatmak için 2 girebilirsiniz.</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12">
          <table:table-cell table:style-name="ce120" office:value-type="string" calcext:value-type="string">
            <text:p>4 – A4’ten A16’ya kadar olan satırlara gireceğiniz her arapça metnin ebced değeri vefk’in toplamına eklenecektir. Buraya tek bir isim de girebilirsiniz ve gireceğiniz isimlerin ebced değeri Merkeze yazılacak ismin ebced değerinden daha fazla olabilse güzel olur.</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7">
          <table:table-cell table:style-name="ce120" office:value-type="string" calcext:value-type="string">
            <text:p>5 – H11 hücresindeki bast tekrar adedini erkekseniz 5’e kadınsanız 4’e ayarlarsınız.</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13">
          <table:table-cell table:style-name="ce120" office:value-type="string" calcext:value-type="string">
            <text:p>6 – H12 hücresinden yapacağınız çalışmanın içeriğine uygun olan vefk vazifelisi türünü seçebilirsiniz.</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14">
          <table:table-cell table:style-name="ce120" office:value-type="string" calcext:value-type="string">
            <text:p>7 – Hesaplanan vefki ve hüddam ismini niyetinizle birlikte iki kağıda aktarmalısınız; birisini katlayıp sürekli taşıyacaksınız; diğerini de okumalarınızı yaparken elinizde bulunduracaksınız.</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12">
          <table:table-cell table:style-name="ce120" office:value-type="string" calcext:value-type="string">
            <text:p>En yalın şekliyle böyle bir mantığı var. Daha geniş araştırmalar yaptığınızda; vefk hesaplamalarınızın otomasyonunu sağlamak için Elektronik Tablolama yazılımları Google E-Tablolar ve LibreOffice Hesap Tablosu Calc’te Sahur Özel’in Ebced Hesaplayan Makrolarını Örnek alarak kendi kodlamalarınızı yapabilirsiniz.</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7">
          <table:table-cell table:style-name="ce121" office:value-type="string" calcext:value-type="string">
            <text:p><text:a xlink:href="https://metatronslove.github.io/abjad/" xlink:type="simple">https://metatronslove.github.io/abjad/</text:a></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8">
          <table:table-cell table:style-name="ce122"/>
          <table:table-cell table:style-name="ce127"/>
          <table:table-cell table:number-columns-repeated="1022"/>
        </table:table-row>
        <table:table-row table:style-name="ro8" table:number-rows-repeated="4">
          <table:table-cell table:style-name="ce123"/>
          <table:table-cell table:number-columns-repeated="1023"/>
        </table:table-row>
        <table:table-row table:style-name="ro8" table:number-rows-repeated="968">
          <table:table-cell table:style-name="ce124"/>
          <table:table-cell table:number-columns-repeated="1023"/>
        </table:table-row>
        <table:table-row table:style-name="ro10" table:number-rows-repeated="1047575">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pitch="variable"/>
    <style:font-face style:name="Cambria" svg:font-family="Cambria"/>
    <style:font-face style:name="Comfortaa" svg:font-family="Comforta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bster" svg:font-family="Lobster"/>
    <style:font-face style:name="Merriweather" svg:font-family="Merriweather"/>
    <style:font-face style:name="Verdana" svg:font-family="Verdana"/>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number-style style:name="N118">
      <number:scientific-number number:decimal-places="1" number:min-decimal-places="1" number:min-integer-digits="1" number:min-exponent-digits="1" number:exponent-interval="3" number:forced-exponent-sign="true"/>
    </number:number-style>
    <number:time-style style:name="N119">
      <number:minutes number:style="long"/>
      <number:text>:</number:text>
      <number:seconds number:style="long" number:decimal-places="1"/>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time-style>
    <number:currency-style style:name="N10132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32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32P2" style:volatile="true" number:language="en" number:country="US">
      <number:currency-symbol/>
      <number:fill-character> </number:fill-character>
      <number:text>- </number:text>
    </number:currency-style>
    <number:text-style style:name="N10132" number:language="en" number:country="US">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36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36P2" style:volatile="true" number:language="en" number:country="US">
      <number:text> </number:text>
      <number:fill-character> </number: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8P0" style:volatile="true" number:language="en" number:country="US">
      <number:number number:decimal-places="2" number:min-decimal-places="2" number:min-integer-digits="1" number:grouping="true"/>
      <number:text> </number:text>
    </number:number-style>
    <number:number-style style:name="N10138" number:language="en" number:country="US">
      <style:text-properties fo:color="#ff0000"/>
      <number:text>(</number:text>
      <number:number number:decimal-places="2" number:min-decimal-places="2" number:min-integer-digits="1" number:grouping="true"/>
      <number:text>)</number:text>
      <style:map style:condition="value()&gt;=0" style:apply-style-name="N10138P0"/>
    </number:number-style>
    <number:number-style style:name="N10140P0" style:volatile="true" number:language="en" number:country="US">
      <number:number number:decimal-places="0" number:min-decimal-places="0" number:min-integer-digits="1" number:grouping="true"/>
      <number:text> </number:text>
    </number:number-style>
    <number:number-style style:name="N10140" number:language="en" number:country="US">
      <style:text-properties fo:color="#ff0000"/>
      <number:text>(</number:text>
      <number:number number:decimal-places="0" number:min-decimal-places="0" number:min-integer-digits="1" number:grouping="true"/>
      <number:text>)</number:text>
      <style:map style:condition="value()&gt;=0" style:apply-style-name="N10140P0"/>
    </number:number-style>
    <number:date-style style:name="N10141" number:language="en" number:country="US">
      <number:month/>
      <number:text>/</number:text>
      <number:day/>
      <number:text>/</number:text>
      <number:year number:style="long"/>
      <number:text> </number:text>
      <number:hours/>
      <number:text>:</number:text>
      <number:minutes number:style="long"/>
    </number:date-style>
    <number:time-style style:name="N10142" number:language="en" number:country="US">
      <number:hours/>
      <number:text>:</number:text>
      <number:minutes number:style="long"/>
      <number:text>:</number:text>
      <number:seconds number:style="long"/>
    </number:time-style>
    <number:time-style style:name="N10143" number:language="en" number:country="US">
      <number:hours/>
      <number:text>:</number:text>
      <number:minutes number:style="long"/>
    </number:time-style>
    <number:time-style style:name="N10144" number:language="en" number:country="US">
      <number:hours/>
      <number:text>:</number:text>
      <number:minutes number:style="long"/>
      <number:text>:</number:text>
      <number:seconds number:style="long"/>
      <number:text> </number:text>
      <number:am-pm/>
    </number:time-style>
    <number:time-style style:name="N10145" number:language="en" number:country="US">
      <number:hours/>
      <number:text>:</number:text>
      <number:minutes number:style="long"/>
      <number:text> </number:text>
      <number:am-pm/>
    </number:time-style>
    <number:date-style style:name="N10146" number:language="en" number:country="US">
      <number:month number:textual="true"/>
      <number:text>-</number:text>
      <number:year/>
    </number:date-style>
    <number:date-style style:name="N10147" number:language="en" number:country="US">
      <number:day/>
      <number:text>-</number:text>
      <number:month number:textual="true"/>
    </number:date-style>
    <number:date-style style:name="N10148" number:language="en" number:country="US">
      <number:day/>
      <number:text>-</number:text>
      <number:month number:textual="true"/>
      <number:text>-</number:text>
      <number:year/>
    </number:date-style>
    <number:date-style style:name="N10149" number:language="en" number:country="US">
      <number:month/>
      <number:text>/</number:text>
      <number:day/>
      <number:text>/</number:text>
      <number:year number:style="long"/>
    </number:date-style>
    <number:currency-style style:name="N1015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3" number:language="en" number:country="US">
      <number:text> </number:text>
      <number:text-content/>
      <number:text> </number:text>
      <style:map style:condition="value()&gt;0" style:apply-style-name="N10153P0"/>
      <style:map style:condition="value()&lt;0" style:apply-style-name="N10153P1"/>
      <style:map style:condition="value()=0" style:apply-style-name="N10153P2"/>
    </number:text-style>
    <number:currency-style style:name="N10155P0" style:volatile="true" number:language="en" number:country="US">
      <number:currency-symbol/>
      <number:number number:decimal-places="2" number:min-decimal-places="2" number:min-integer-digits="1" number:grouping="true"/>
      <number:text> </number:text>
    </number:currency-style>
    <number:currency-style style:name="N1015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55P0"/>
    </number:currency-style>
    <number:currency-style style:name="N10156P0" style:volatile="true" number:language="en" number:country="US">
      <number:currency-symbol/>
      <number:number number:decimal-places="2" number:min-decimal-places="2" number:min-integer-digits="1" number:grouping="true"/>
      <number:text> </number:text>
    </number:currency-style>
    <number:currency-style style:name="N10156" number:language="en" number:country="US">
      <number:text>(</number:text>
      <number:currency-symbol/>
      <number:number number:decimal-places="2" number:min-decimal-places="2" number:min-integer-digits="1" number:grouping="true"/>
      <number:text>)</number:text>
      <style:map style:condition="value()&gt;=0" style:apply-style-name="N10156P0"/>
    </number:currency-style>
    <number:currency-style style:name="N10158P0" style:volatile="true" number:language="en" number:country="US">
      <number:currency-symbol/>
      <number:number number:decimal-places="0" number:min-decimal-places="0" number:min-integer-digits="1" number:grouping="true"/>
      <number:text> </number:text>
    </number:currency-style>
    <number:currency-style style:name="N10158"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58P0"/>
    </number:currency-style>
    <number:number-style style:name="N10162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2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2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2" number:language="en" number:country="US">
      <number:text> </number:text>
      <number:text-content/>
      <number:text> </number:text>
      <style:map style:condition="value()&gt;0" style:apply-style-name="N10162P0"/>
      <style:map style:condition="value()&lt;0" style:apply-style-name="N10162P1"/>
      <style:map style:condition="value()=0" style:apply-style-name="N10162P2"/>
    </number:text-style>
    <number:currency-style style:name="N10163P0" style:volatile="true" number:language="en" number:country="US">
      <number:currency-symbol/>
      <number:number number:decimal-places="0" number:min-decimal-places="0" number:min-integer-digits="1" number:grouping="true"/>
      <number:text> </number:text>
    </number:currency-style>
    <number:currency-style style:name="N10163" number:language="en" number:country="US">
      <number:text>(</number:text>
      <number:currency-symbol/>
      <number:number number:decimal-places="0" number:min-decimal-places="0" number:min-integer-digits="1" number:grouping="true"/>
      <number:text>)</number:text>
      <style:map style:condition="value()&gt;=0" style:apply-style-name="N10163P0"/>
    </number:currency-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b7e1cd"/>
      <style:text-properties fo:color="#6aa84f"/>
    </style:style>
    <style:style style:name="ConditionalStyle_5f_2" style:display-name="ConditionalStyle_2" style:family="table-cell" style:parent-style-name="Default">
      <style:table-cell-properties fo:background-color="#f4cccc"/>
      <style:text-properties fo:color="#e06666"/>
    </style:style>
    <style:style style:name="ConditionalStyle_5f_3" style:display-name="ConditionalStyle_3" style:family="table-cell" style:parent-style-name="Default">
      <style:table-cell-properties fo:background-color="#cfe2f3"/>
      <style:text-properties fo:color="#e06666"/>
    </style:style>
    <style:style style:name="ConditionalStyle_5f_4" style:display-name="ConditionalStyle_4" style:family="table-cell" style:parent-style-name="Default">
      <style:table-cell-properties fo:background-color="#ffffff"/>
      <style:text-properties fo:color="#000080"/>
    </style:style>
    <draw:marker draw:name="Arrowheads_20_1" draw:display-name="Arrowheads 1" svg:viewBox="0 0 20 30" svg:d="M10 0l-10 30h20z"/>
  </office:styles>
  <office:automatic-styles>
    <style:page-layout style:name="Mpm1">
      <style:page-layout-properties fo:page-width="29.7cm" fo:page-height="21.001cm" style:num-format="1" style:print-orientation="landscape" fo:margin-top="1.905cm" fo:margin-bottom="1.905cm" fo:margin-left="1.778cm" fo:margin-right="1.778cm" style:print-page-order="ltr" style:first-page-number="continue" style:scale-to-X="1" style:table-centering="horizontal"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4ncü_20_Derece" style:display-name="PageStyle_4ncü Derece" style:page-layout-name="Mpm1">
      <style:header style:display="false"/>
      <style:header-left style:display="false"/>
      <style:header-first style:display="false"/>
      <style:footer style:display="false"/>
      <style:footer-left style:display="false"/>
      <style:footer-first style:display="false"/>
    </style:master-page>
    <style:master-page style:name="PageStyle_5f_Ebced_20_Ayrıntıları" style:display-name="PageStyle_Ebced Ayrıntıları" style:page-layout-name="Mpm2">
      <style:header style:display="false"/>
      <style:header-left style:display="false"/>
      <style:header-first style:display="false"/>
      <style:footer style:display="false"/>
      <style:footer-left style:display="false"/>
      <style:footer-first style:display="false"/>
    </style:master-page>
    <style:master-page style:name="PageStyle_5f_Vefk_20_Hakkında_20_Yardım" style:display-name="PageStyle_Vefk Hakkında Yardım"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date>2023-04-12T00:20:28.393022191</dc:date>
    <meta:editing-duration>PT10H53M35S</meta:editing-duration>
    <meta:editing-cycles>22</meta:editing-cycles>
    <meta:document-statistic meta:table-count="3" meta:cell-count="274"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Optional metin As String, Optional tablo As Variant, Optional shadda As Variant, Optional detail As Variant)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 S = 1
            Case 0, 6, 11 : S = CDbl(ASGAR(choosen, tablo + 1))
            Case 2, 8, 13 : S = CDbl(ABJAD("الف", tablo - 1, 1))
            Case 3, 9, 14 : S = CDbl(BASTET(choosen, 1, -1 - (tablo - 2), 1, "ARABIC"))
            Case Else : err = 1
            End Select
        Case "ؤ"
            Select Case tablo
            Case 1, 4, 7, 10 : S = 7
            Case 12, 15 : S = 6
            Case 0, 6, 11 : S = CDbl(ASGAR("و", tablo + 1)) + CDbl(ASGAR("ا", tablo + 1))
            Case 2, 8, 13 : S = CDbl(ABJAD("الف", tablo - 1, 1)) + CDbl(ABJAD("واو", tablo - 1, 1))
            Case 3, 9, 14 : S = CDbl(BASTET("و", 1, -1 - (tablo - 2), 1, "ARABIC")) + CDbl(BASTET("ا", 1, -1 - (tablo - 2), 1, "ARABIC"))
            Case 5 : S = 1
            Case Else : err = 1
            End Select
        Case "ئ"
            Select Case tablo
            Case 1, 4, 7, 10 : S = 11
            Case 12, 15 : S = 7
            Case 0, 6, 11 : S = CDbl(ASGAR("ي", tablo + 1)) + CDbl(ASGAR("ا", tablo + 1))
            Case 2, 8, 13 : S = CDbl(ABJAD("الف", tablo - 1, 1)) + CDbl(ABJAD("يا", tablo - 1, 1))
            Case 3, 9, 14 : S = CDbl(BASTET("ي", 1, -1 - (tablo - 2), 1, "ARABIC")) + CDbl(BASTET("ا", 1, -1 - (tablo - 2), 1, "ARABIC"))
            Case 5 : S = 1
            Case Else : err = 1
            End Select
        Case "ۀ"
            Select Case tablo
            Case 1, 4, 7, 10 : S = 15
            Case 12, 15 : S = 13
            Case 0, 6, 11 : S = CDbl(ASGAR("ي", tablo + 1)) + CDbl(ASGAR("ه", tablo + 1))
            Case 2, 8, 13 : S = CDbl(ABJAD("يا", tablo - 1, 1)) + CDbl(ABJAD("ها", tablo - 1, 1))
            Case 3, 9, 14 : S = CDbl(BASTET("ي", 1, -1 - (tablo - 2), 1, "ARABIC")) + CDbl(BASTET("ه", 1, -1 - (tablo - 2), 1, "ARABIC"))
            Case 5 : S = 1
            Case Else : err = 1
            End Select
        Case "ب", "ﭖ"
            Select Case tablo
            Case 1, 4, 7, 10 : S = 2
            Case 12, 15 : S = 9
            Case 0, 6, 11 : S = CDbl(ASGAR(choosen, tablo + 1))
            Case 2, 8, 13 : S = CDbl(ABJAD("با", tablo - 1, 1))
            Case 3, 9, 14 : S = CDbl(BASTET(choosen, 1, -1 - (tablo - 2), 1, "ARABIC"))
            Case 5 : S = 1
            Case Else : err = 1
            End Select
        Case "ج", "ﭺ"
            Select Case tablo
            Case 1, 4, 7, 10 : S = 3
            Case 12, 15 : S = 100
            Case 0, 6, 11 : S = CDbl(ASGAR(choosen, tablo + 1))
            Case 2, 8, 13 : S = CDbl(ABJAD("جيم", tablo - 1, 1))
            Case 3, 9, 14 : S = CDbl(BASTET(choosen, 1, -1 - (tablo - 2), 1, "ARABIC"))
            Case 5 : S = 1
            Case Else : err = 1
            End Select
        Case "د"
            Select Case tablo
            Case 1, 4, 7, 10 : S = 4
            Case 12, 15 : S = 70
            Case 0, 6, 11 : S = CDbl(ASGAR(choosen, tablo + 1))
            Case 2, 8, 13 : S = CDbl(ABJAD("دال", tablo - 1, 1))
            Case 3, 9, 14 : S = CDbl(BASTET(choosen, 1, -1 - (tablo - 2), 1, "ARABIC"))
            Case 5 : S = 1
            Case Else : err = 1
            End Select
        Case "ه", "ة"
            Select Case tablo
            Case 1, 4, 7, 10 : S = 5
            Case 12, 15 : S = 7
            Case 0, 6, 11 : S = CDbl(ASGAR(choosen, tablo + 1))
            Case 2, 8, 13 : S = CDbl(ABJAD("ها", tablo - 1, 1))
            Case 3, 9, 14 : S = CDbl(BASTET(choosen, 1, -1 - (tablo - 2), 1, "ARABIC"))
            Case 5 : S = 1
            Case Else : err = 1
            End Select
        Case "و"
            Select Case tablo
            Case 1, 4, 7, 10 : S = 6
            Case 12, 15 : S = 5
            Case 0, 6, 11 : S = CDbl(ASGAR(choosen, tablo + 1))
            Case 2, 8, 13 : S = CDbl(ABJAD("واو", tablo - 1, 1))
            Case 3, 9, 14 : S = CDbl(BASTET(choosen, 1, -1 - (tablo - 2), 1, "ARABIC"))
            Case 5 : S = 1
            Case Else : err = 1
            End Select
        Case "ز", "ﮊ"
            Select Case tablo
            Case 1, 4, 7, 10 : S = 7
            Case 12, 15 : S = 600
            Case 0, 6, 11 : S = CDbl(ASGAR(choosen, tablo + 1))
            Case 2, 8, 13 : S = CDbl(ABJAD("زا", tablo - 1, 1))
            Case 3, 9, 14 : S = CDbl(BASTET(choosen, 1, -1 - (tablo - 2), 1, "ARABIC"))
            Case 5 : S = 1
            Case Else : err = 1
            End Select
        Case "ح"
            Select Case tablo
            Case 1, 4, 7, 10 : S = 8
            Case 12, 15 : S = 90
            Case 0, 6, 11 : S = CDbl(ASGAR(choosen, tablo + 1))
            Case 2, 8, 13 : S = CDbl(ABJAD("حا", tablo - 1, 1))
            Case 3, 9, 14 : S = CDbl(BASTET(choosen, 1, -1 - (tablo - 2), 1, "ARABIC"))
            Case 5 : S = 1
            Case Else : err = 1
            End Select
        Case "ط"
            Select Case tablo
            Case 1, 4, 7, 10 : S = 9
            Case 12, 15 : S = 800
            Case 0, 6, 11 : S = CDbl(ASGAR(choosen, tablo + 1))
            Case 2, 8, 13 : S = CDbl(ABJAD("طا", tablo - 1, 1))
            Case 3, 9, 14 : S = CDbl(BASTET(choosen, 1, -1 - (tablo - 2), 1, "ARABIC"))
            Case 5 : S = 1
            Case Else : err = 1
            End Select
        Case "ی", "ي"
            Select Case tablo
            Case 1, 4, 7, 10 : S = 10
            Case 12, 15 : S = 6
            Case 0, 6, 11 : S = CDbl(ASGAR(choosen, tablo + 1))
            Case 2, 8, 13 : S = CDbl(ABJAD("يا", tablo - 1, 1))
            Case 3, 9, 14 : S = CDbl(BASTET(choosen, 1, -1 - (tablo - 2), 1, "ARABIC"))
            Case 5 : S = 1
            Case Else : err = 1
            End Select
        Case "ك", "ﮒ", "ک"
            Select Case tablo
            Case 1, 4, 7, 10, 12, 15 : S = 20
            Case 0, 6, 11 : S = CDbl(ASGAR(choosen, tablo + 1))
            Case 2, 8, 13 : S = CDbl(ABJAD("كاف", tablo - 1, 1))
            Case 3, 9, 14 : S = CDbl(BASTET(choosen, 1, -1 - (tablo - 2), 1, "ARABIC"))
            Case 5 : S = 1
            Case Else : err = 1
            End Select
        Case "ل"
            Select Case tablo
            Case 1, 4, 7, 10 : S = 30
            Case 12, 15 : S = 2
            Case 0, 6, 11 : S = CDbl(ASGAR(choosen, tablo + 1))
            Case 2, 8, 13 : S = CDbl(ABJAD("لام", tablo - 1, 1))
            Case 3, 9, 14 : S = CDbl(BASTET(choosen, 1, -1 - (tablo - 2), 1, "ARABIC"))
            Case 5 : S = 1
            Case Else : err = 1
            End Select
        Case "ﻻ"
            Select Case tablo
            Case 1, 4, 7, 10 : S = 31
            Case 12, 15 : S = 3
            Case 0, 6, 11 : S = CDbl(ASGAR("ا", tablo + 1)) + CDbl(ASGAR("ل", tablo + 1))
            Case 2, 8, 13 : S = CDbl(ABJAD("لام الف", tablo - 1, 1))
            Case 3, 9, 14 : S = CDbl(BASTET("لا", 1, -1 - (tablo - 2), 1, "ARABIC"))
            Case 5 : S = 2
            Case Else : err = 1
            End Select
        Case "م"
            Select Case tablo
            Case 1, 4, 7, 10 : S = 40
            Case 12, 15 : S = 4
            Case 0, 6, 11 : S = CDbl(ASGAR(choosen, tablo + 1))
            Case 2, 8, 13 : S = CDbl(ABJAD("ميم", tablo - 1, 1))
            Case 3, 9, 14 : S = CDbl(BASTET(choosen, 1, -1 - (tablo - 2), 1, "ARABIC"))
            Case 5 : S = 1
            Case Else : err = 1
            End Select
        Case "ن", "ﯓ"
            Select Case tablo
            Case 1, 4, 7, 10 : S = 50
            Case 12, 15 : S = 3
            Case 0, 6, 11 : S = CDbl(ASGAR(choosen, tablo + 1))
            Case 2, 8, 13 : S = CDbl(ABJAD("نون", tablo - 1, 1))
            Case 3, 9, 14 : S = CDbl(BASTET(choosen, 1, -1 - (tablo - 2), 1, "ARABIC"))
            Case 5 : S = 1
            Case Else : err = 1
            End Select
        Case "س"
            Select Case tablo
            Case 1, 4, 12, 15 : S = 60
            Case 7, 10 : S = 300
            Case 0, 6, 11 : S = CDbl(ASGAR(choosen, tablo + 1))
            Case 2, 8, 13 : S = CDbl(ABJAD("سين", tablo - 1, 1))
            Case 3, 9, 14 : S = CDbl(BASTET(choosen, 1, -1 - (tablo - 2), 1, "ARABIC"))
            Case 5 : S = 1
            Case Else : err = 1
            End Select
        Case "ع"
            Select Case tablo
            Case 1, 4, 7, 10 : S = 70
            Case 12, 15 : S = 30
            Case 0, 6, 11 : S = CDbl(ASGAR(choosen, tablo + 1))
            Case 2, 8, 13 : S = CDbl(ABJAD("عين", tablo - 1, 1))
            Case 3, 9, 14 : S = CDbl(BASTET(choosen, 1, -1 - (tablo - 2), 1, "ARABIC"))
            Case 5 : S = 1
            Case Else : err = 1
            End Select
        Case "ف"
            Select Case tablo
            Case 1, 4, 7, 10 : S = 80
            Case 12, 15 : S = 40
            Case 0, 6, 11 : S = CDbl(ASGAR(choosen, tablo + 1))
            Case 2, 8, 13 : S = CDbl(ABJAD("فا", tablo - 1, 1))
            Case 3, 9, 14 : S = CDbl(BASTET(choosen, 1, -1 - (tablo - 2), 1, "ARABIC"))
            Case 5 : S = 1
            Case Else : err = 1
            End Select
        Case "ص"
            Select Case tablo
            Case 1, 4 : S = 90
            Case 7, 10 : S = 60
            Case 12, 15 : S = 400
            Case 0, 6, 11 : S = CDbl(ASGAR(choosen, tablo + 1))
            Case 2, 8, 13 : S = CDbl(ABJAD("صاد", tablo - 1, 1))
            Case 3, 9, 14 : S = CDbl(BASTET(choosen, 1, -1 - (tablo - 2), 1, "ARABIC"))
            Case 5 : S = 1
            Case Else : err = 1
            End Select
        Case "ق"
            Select Case tablo
            Case 1, 4, 7, 10 : S = 100
            Case 12, 15 : S = 50
            Case 0, 6, 11 : S = CDbl(ASGAR(choosen, tablo + 1))
            Case 2, 8, 13 : S = CDbl(ABJAD("قاف", tablo - 1, 1))
            Case 3, 9, 14 : S = CDbl(BASTET(choosen, 1, -1 - (tablo - 2), 1, "ARABIC"))
            Case 5 : S = 1
            Case Else : err = 1
            End Select
        Case "ر"
            Select Case tablo
            Case 1, 4, 7, 10 : S = 200
            Case 12, 15 : S = 80
            Case 0, 6, 11 : S = CDbl(ASGAR(choosen, tablo + 1))
            Case 2, 8, 13 : S = CDbl(ABJAD("را", tablo - 1, 1))
            Case 3, 9, 14 : S = CDbl(BASTET(choosen, 1, -1 - (tablo - 2), 1, "ARABIC"))
            Case 5 : S = 1
            Case Else : err = 1
            End Select
        Case "ش"
            Select Case tablo
            Case 1, 4, 12, 15 : S = 300
            Case 7, 10 : S = 1000
            Case 0, 6, 11 : S = CDbl(ASGAR(choosen, tablo + 1))
            Case 2, 8, 13 : S = CDbl(ABJAD("شين", tablo - 1, 1))
            Case 3, 9, 14 : S = CDbl(BASTET(choosen, 1, -1 - (tablo - 2), 1, "ARABIC"))
            Case 5 : S = 1
            Case Else : err = 1
            End Select
        Case "ت"
            Select Case tablo
            Case 1, 4, 7, 10 : S = 400
            Case 12, 15 : S = 10
            Case 0, 6, 11 : S = CDbl(ASGAR(choosen, tablo + 1))
            Case 2, 8, 13 : S = CDbl(ABJAD("تا", tablo - 1, 1))
            Case 3, 9, 14 : S = CDbl(BASTET(choosen, 1, -1 - (tablo - 2), 1, "ARABIC"))
            Case 5 : S = 1
            Case Else : err = 1
            End Select
        Case "ث"
            Select Case tablo
            Case 1, 4, 7, 10 : S = 500
            Case 12, 15 : S = 700
            Case 0, 6, 11 : S = CDbl(ASGAR(choosen, tablo + 1))
            Case 2, 8, 13 : S = CDbl(ABJAD("ثا", tablo - 1, 1))
            Case 3, 9, 14 : S = CDbl(BASTET(choosen, 1, -1 - (tablo - 2), 1, "ARABIC"))
            Case 5 : S = 1
            Case Else : err = 1
            End Select
        Case "خ"
            Select Case tablo
            Case 1, 4, 7, 10 : S = 600
            Case 12, 15 : S = 200
            Case 0, 6, 11 : S = CDbl(ASGAR(choosen, tablo + 1))
            Case 2, 8, 13 : S = CDbl(ABJAD("خا", tablo - 1, 1))
            Case 3, 9, 14 : S = CDbl(BASTET(choosen, 1, -1 - (tablo - 2), 1, "ARABIC"))
            Case 5 : S = 1
            Case Else : err = 1
            End Select
        Case "ذ"
            Select Case tablo
            Case 1, 4, 7, 10 : S = 700
            Case 12, 15 : S = 80
            Case 0, 6, 11 : S = CDbl(ASGAR(choosen, tablo + 1))
            Case 2, 8, 13 : S = CDbl(ABJAD("ذال", tablo - 1, 1))
            Case 3, 9, 14 : S = CDbl(BASTET(choosen, 1, -1 - (tablo - 2), 1, "ARABIC"))
            Case 5 : S = 1
            Case Else : err = 1
            End Select
        Case "ض"
            Select Case tablo
            Case 1, 4 : S = 800
            Case 7, 10 : S = 90
            Case 12, 15 : S = 500
            Case 0, 6, 11 : S = CDbl(ASGAR(choosen, tablo + 1))
            Case 2, 8, 13 : S = CDbl(ABJAD("ضاد", tablo - 1, 1))
            Case 3, 9, 14 : S = CDbl(BASTET(choosen, 1, -1 - (tablo - 2), 1, "ARABIC"))
            Case 5 : S = 1
            Case Else : err = 1
            End Select
        Case "ظ"
            Select Case tablo
            Case 1, 4 : S = 900
            Case 7, 10 : S = 800
            Case 12, 15 : S = 1000
            Case 0, 6, 11 : S = CDbl(ASGAR(choosen, tablo + 1))
            Case 2, 8, 13 : S = CDbl(ABJAD("ظا", tablo - 1, 1))
            Case 3, 9, 14 : S = CDbl(BASTET(choosen, 1, -1 - (tablo - 2), 1, "ARABIC"))
            Case 5 : S = 1
            Case Else : err = 1
            End Select
        Case "غ"
            Select Case tablo
            Case 1, 4 : S = 1000
            Case 7, 10, 12, 15 : S = 900
            Case 0, 6, 11 : S = CDbl(ASGAR(choosen, tablo + 1))
            Case 2, 8, 13 : S = CDbl(ABJAD("غين", tablo - 1, 1))
            Case 3, 9, 1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WORDBYWORD(Optional klmmetin As String, Optional tablo As Variant, Optional shadda As Variant, Optional detail As Variant) As String
    'Bu fonksiyonu kullandığınız hücreler için metin Kaydır seçeneğini etkinleştirirseniz daha düzgün çalışıyor, parametreleri ABJAD() fonksiyonuyla aynı'
    Dim content, word As String
    content = ""
    word = ""
    klmmetin = klmmetin &amp; " "
    For counter = 1 To LEN(klmmetin)
        klmchoosen = MID(klmmetin, counter, 1)
        word = word + klmchoosen
        Select Case klmchoosen
        Case " ", Chr(10)
            calculation =  "("  &amp; ABJAD(word, tablo, shadda, detail) &amp; ")" &amp; klmchoosen
            content = content &amp; word &amp; ALTAYAZ(calculation)
            word = ""
            calculation = ""
        Case Else
        End Select
    Next
    ReDim word, calculation, content
    WORDBYWORD = content
End Function
Function BASTET(Optional metin As Variant, Optional MT As Variant, Optional tablo As Variant, Optional shadda As Variant, Optional language As Variant, Optional  detail As Variant) As Variant
    Dim HM, invertablo, err As Integer : err = 0
    Dim Baster, NS As Variant
    Select Case metin
    Case CStr(metin)        
        Select Case tablo
        Case 0 To 15 : Baster = ABJAD(metin, tablo, shadda)
        Case -16 To -1 : invertablo = (-1 * tablo) - 1 : Baster = ABJAD(metin, invertablo, shadda)
        End Select
    Case Else        
        Baster = metin
    End Select
    For HM = 1 To MT
        NS = ""
        NS = NUTKET(Baster, UCase(language))
        Baster = 0
        Select Case tablo
        Case 0 To 15 : Baster = CDbl(ABJAD(NS, tablo, 1)) + CDbl(ABJAD(NS, 5, 1))
        Case -1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UNSUR(Optional metin,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SAY(Option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SAF(Option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TEKSIR(Optional metin As String, Optional ayrac As String, Optional shadda As Integer) As String
    Dim counter, produce, inverse, LengthDouble As Integer : LengthDouble = 0
    Dim newmetin, IKSIR, turn, result, Nothing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HUDDAM(Optional num As Double, Optional htype As Variant, Optional method As Variant) As String
    Dim hpart(19), rest, counts, counting, counted, counter, part, preffixdepart As Integer : counts = 1
    Dim suffix, preffix As Double
    Dim GH, H       As String : GH = ""
    Select Case method
    Case 7
    Case 12
    Case Else : method = 1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Else : H = "ج"
                    End Select
                Case 4
                    Select Case method
                    Case 12 : H = "م"
                    Case Else : H = "د"
                    End Select
                Case 5
                    Select Case method
                    Case 12 : H = "و"
                    Case Else : H = "ه"
                    End Select
                Case 6
                    Select Case method
                    Case 12 : H = "ي"
                    Case Else : H = "و"
                    End Select
                Case 7
                    Select Case method
                    Case 12 : H = "ه"
                    Case Else : H = "ز"
                    End Select
                Case 8
                    Select Case method
                    Case 12 : H = "ر"
                    Case Else : H = "ح"
                    End Select
                Case 9
                    Select Case method
                    Case 12 : H = "ب"
                    Case Else : H = "ط"
                    End Select
                End Select
            Case 2
                Select Case CInt(choosen)
                Case 1
                    Select Case method
                    Case 12 : H = "ت"
                    Case Else : H = "ي"
                    End Select
                Case 2 : H = "ك"
                Case 3
                    Select Case method
                    Case 12 : H = "ع"
                    Case Else : H = "ل"
                    End Select
                Case 4
                    Select Case method
                    Case 12 : H = "ف"
                    Case Else : H = "م"
                    End Select
                Case 5
                    Select Case method
                    Case 12 : H = "ق"
                    Case Else : H = "ن"
                    End Select
                Case 6
                    Select Case method
                    Case 7 : H = "ص"
                    Case Else : H = "س"
                    End Select
                Case 7
                    Select Case method
                    Case 12 : H = "د"
                    Case Else : H = "ع"
                    End Select
                Case 8
                    Select Case method
                    Case 12 : H = "ذ"
                    Case Else : H = "ف"
                    End Select
                Case 9
                    Select Case method
                    Case 7 : H = "ض"
                    Case 12 : H = "ح"
                    Case Else : H = "ص"
                    End Select
                End Select
            Case 1
                Select Case CInt(choosen)
                Case 1
                    Select Case method
                    Case 12 : H = "ج"
                    Case Else : H = "ق"
                    End Select
                Case 2
                    Select Case method
                    Case 12 : H = "خ"
                    Case Else : H = "ر"
                    End Select
                Case 3
                    Select Case method
                    Case 7 : H = "س"
                    Case Else : H = "ش"
                    End Select
                Case 4
                    Select Case method
                    Case 12 : H = "ص"
                    Case Else : H = "ت"
                    End Select
                Case 5
                    Select Case method
                    Case 12 : H = "ض"
                    Case Else : H = "ث"
                    End Select
                Case 6
                    Select Case method
                    Case 12 : H = "ز"
                    Case Else : H = "خ"
                    End Select
                Case 7
                    Select Case method
                    Case 12 : H = "ث"
                    Case Else : H = "ذ"
                    End Select
                Case 8
                    Select Case method
                    Case 7 : H = "ظ"
                    Case 12 : H = "ط"
                    Case Else : H = "ض"
                    End Select
                Case 9
                    Select Case method
                    Case 7, 12 : H = "غ"
                    Case Else : H = "ظ"
                    End Select
                End Select
            End Select
            GH = GH &amp; H
            ReDim H
            H = ""
        Next
        If CInt(hpart(counter)) &gt; 0 Then
            For counted = 1 To counter - 1
                Select Case method
                Case 7 : GH = GH &amp; "ش"
                Case 12 : GH = GH &amp; "ظ"
                Case Else : GH = GH &amp; "غ"
                End Select
            Next
        Else
        End If
    Next
    ReDim hpart(19)
    Select Case htype
    Case "ULVI" : GH = GH &amp; "ئيل"
    Case "SUFLI" : GH = GH &amp; "يوش"
    Case "ŞER" : GH = GH &amp; "طيش"
    Case Else : GH = GH &amp; htype
    End Select
    ReDim suffix, preffix
    HUDDAM = GH
End Function
Function NUMEROLOG(Option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TESBIH(Optional zkr As Variant, Optional minimum As Double, Optional boncuk As Double, Optional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ALTAYAZ(Optional girdi As Variant)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RAKAMTOPLA(Optional valuez As Double, Optional d1g1tamount As Integer) As String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NEWLINE(Optional amount As Double) As String
    Dim rows        As Double
    Dim NL          As String : NL = ""
    For rows = 1 To amount
        NL = NL &amp; Chr(10) &amp; Chr(13)
    Next rows
    NEWLINE = NL
End Function
Function ASGAR(Optional harf As String, Optional level As Integer) As String
    Dim C           As Double
    C = ABJAD(harf, level, 1)
    If C &gt; 12 Then
        ASGAR = C - (12 * DUZLE(C / 12))
    Else
        ASGAR = C
    End If
End Function
Function DUZLE(Optional numbertofloor As Double) As Double
    Dim mathfloor   As Object
    Dim P(1)        As Double
    mathfloor = CreateUnoService("com.sun.star.sheet.FunctionAccess")
    P(0) = numbertofloor
    P(1) = 0
    DUZLE = mathfloor.callFunction("ROUNDDOWN", 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ventHappenned = 0
                Else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ventHappenned = 0
                Else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Count, Result &amp; Spell)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Count, Result &amp; Spell)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